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7" style:family="graphic" style:parent-style-name="standard">
      <style:graphic-properties draw:textarea-horizontal-align="justify" draw:textarea-vertical-align="middle" draw:auto-grow-height="false" fo:min-height="1.02cm" fo:min-width="3.056cm"/>
      <style:paragraph-properties style:writing-mode="lr-tb"/>
    </style:style>
    <style:style style:name="gr8" style:family="graphic" style:parent-style-name="standard">
      <style:graphic-properties draw:textarea-horizontal-align="justify" draw:textarea-vertical-align="middle" draw:auto-grow-height="false" fo:min-height="1.02cm" fo:min-width="1.024cm"/>
      <style:paragraph-properties style:writing-mode="lr-tb"/>
    </style:style>
    <style:style style:name="gr9" style:family="graphic" style:parent-style-name="standard">
      <style:graphic-properties draw:textarea-horizontal-align="justify" draw:textarea-vertical-align="middle" draw:auto-grow-height="false" fo:min-height="1.02cm" fo:min-width="0.26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1.273cm"/>
      <style:paragraph-properties style:writing-mode="lr-tb"/>
    </style:style>
    <style:style style:name="gr12" style:family="graphic" style:parent-style-name="standard">
      <style:graphic-properties draw:fill-color="#77bc65" draw:textarea-horizontal-align="justify" draw:textarea-vertical-align="middle" draw:auto-grow-height="false" fo:min-height="0.438cm" fo:min-width="3.236cm"/>
      <style:paragraph-properties style:writing-mode="lr-tb"/>
    </style:style>
    <style:style style:name="gr13" style:family="graphic" style:parent-style-name="standard">
      <style:graphic-properties draw:textarea-horizontal-align="justify" draw:textarea-vertical-align="middle" draw:auto-grow-height="false" fo:min-height="0.512cm" fo:min-width="3.31cm"/>
      <style:paragraph-properties style:writing-mode="lr-tb"/>
    </style:style>
    <style:style style:name="gr14"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5"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6"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5.437cm"/>
      <style:paragraph-properties style:writing-mode="lr-tb"/>
    </style:style>
    <style:style style:name="pr7" style:family="presentation" style:parent-style-name="Default-title" style:list-style-name="L1">
      <style:graphic-properties fo:min-height="3.863cm"/>
      <style:paragraph-properties style:writing-mode="lr-tb"/>
    </style:style>
    <style:style style:name="pr8" style:family="presentation" style:parent-style-name="Default-title" style:list-style-name="L1">
      <style:graphic-properties fo:min-height="3.625cm"/>
      <style:paragraph-properties style:writing-mode="lr-tb"/>
    </style:style>
    <style:style style:name="pr9" style:family="presentation" style:parent-style-name="Default-title">
      <style:graphic-properties fo:min-height="3.625cm"/>
      <style:paragraph-properties style:writing-mode="lr-tb"/>
    </style:style>
    <style:style style:name="pr10" style:family="presentation" style:parent-style-name="Default-outline1" style:list-style-name="L2">
      <style:graphic-properties fo:min-height="8.884cm"/>
      <style:paragraph-properties style:writing-mode="lr-tb"/>
    </style:style>
    <style:style style:name="pr11" style:family="presentation" style:parent-style-name="Default-outline1" style:list-style-name="L2">
      <style:graphic-properties fo:min-height="8.884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r15" style:family="presentation" style:parent-style-name="Default-title" style:list-style-name="L1">
      <style:graphic-properties draw:auto-grow-height="true" fo:min-height="2.629cm"/>
      <style:paragraph-properties style:writing-mode="lr-tb"/>
    </style:style>
    <style:style style:name="pr16" style:family="presentation" style:parent-style-name="Default-title" style:list-style-name="L1">
      <style:graphic-properties fo:min-height="2.629cm"/>
      <style:paragraph-properties style:writing-mode="lr-tb"/>
    </style:style>
    <style:style style:name="pr17" style:family="presentation" style:parent-style-name="Default-title" style:list-style-name="L1">
      <style:graphic-properties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outline1" style:list-style-name="L2">
      <style:graphic-properties fo:min-height="8.884cm"/>
      <style:paragraph-properties style:writing-mode="lr-tb"/>
    </style:style>
    <style:style style:name="pr21" style:family="presentation" style:parent-style-name="Default-outline1" style:list-style-name="L2">
      <style:graphic-properties fo:min-height="8.884cm"/>
      <style:paragraph-properties style:writing-mode="lr-tb"/>
    </style:style>
    <style:style style:name="pr22" style:family="presentation" style:parent-style-name="Default-title" style:list-style-name="L1">
      <style:graphic-properties fo:min-height="3.863cm"/>
      <style:paragraph-properties style:writing-mode="lr-tb"/>
    </style:style>
    <style:style style:name="pr23" style:family="presentation" style:parent-style-name="Default-title" style:list-style-name="L1">
      <style:graphic-properties fo:min-height="3.863cm"/>
      <style:paragraph-properties style:writing-mode="lr-tb"/>
    </style:style>
    <style:style style:name="pr24" style:family="presentation" style:parent-style-name="Default-title" style:list-style-name="L1">
      <style:graphic-properties fo:min-height="3.863cm"/>
      <style:paragraph-properties style:writing-mode="lr-tb"/>
    </style:style>
    <style:style style:name="pr25" style:family="presentation" style:parent-style-name="Default-title" style:list-style-name="L1">
      <style:graphic-properties fo:min-height="3.863cm"/>
      <style:paragraph-properties style:writing-mode="lr-tb"/>
    </style:style>
    <style:style style:name="pr26" style:family="presentation" style:parent-style-name="Default-outline1" style:list-style-name="L2">
      <style:graphic-properties fo:min-height="8.884cm"/>
      <style:paragraph-properties style:writing-mode="lr-tb"/>
    </style:style>
    <style:style style:name="pr27" style:family="presentation" style:parent-style-name="Default-title" style:list-style-name="L1">
      <style:graphic-properties fo:min-height="2.629cm"/>
      <style:paragraph-properties style:writing-mode="lr-tb"/>
    </style:style>
    <style:style style:name="pr28" style:family="presentation" style:parent-style-name="Default-title" style:list-style-name="L1">
      <style:graphic-properties fo:min-height="2.629cm"/>
      <style:paragraph-properties style:writing-mode="lr-tb"/>
    </style:style>
    <style:style style:name="pr29" style:family="presentation" style:parent-style-name="Default-title" style:list-style-name="L1">
      <style:graphic-properties fo:min-height="2.629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style:paragraph-properties fo:margin-top="0.5cm" fo:margin-bottom="0cm"/>
    </style:style>
    <style:style style:name="P9" style:family="paragraph">
      <style:paragraph-properties style:writing-mode="lr-tb"/>
      <style:text-properties fo:font-weight="normal" style:font-weight-asian="normal" style:font-weight-complex="normal"/>
    </style:style>
    <style:style style:name="P10" style:family="paragraph">
      <loext:graphic-properties draw:fill="none" draw:fill-color="#ffffff"/>
      <style:paragraph-properties style:writing-mode="lr-tb"/>
      <style:text-properties style:font-name="Frutiger Light Condensed" fo:font-size="10pt" style:font-size-asian="10pt" style:font-size-complex="10pt"/>
    </style:style>
    <style:style style:name="P11" style:family="paragraph">
      <style:paragraph-properties style:writing-mode="lr-tb"/>
      <style:text-properties style:font-name="Frutiger Light Condensed" fo:font-weight="normal" style:font-weight-asian="normal" style:font-weight-complex="normal"/>
    </style:style>
    <style:style style:name="P12" style:family="paragraph">
      <style:paragraph-properties fo:margin-top="0.5cm" fo:margin-bottom="0cm" style:writing-mode="lr-tb"/>
    </style:style>
    <style:style style:name="P13" style:family="paragraph">
      <style:paragraph-properties style:writing-mode="lr-tb"/>
      <style:text-properties fo:color="#c9211e" style:font-name="Frutiger Light Condensed"/>
    </style:style>
    <style:style style:name="P14" style:family="paragraph">
      <loext:graphic-properties draw:fill-color="#ffffff"/>
      <style:paragraph-properties fo:text-align="start" style:writing-mode="lr-tb"/>
      <style:text-properties style:font-name="Frutiger Light Condensed"/>
    </style:style>
    <style:style style:name="P15" style:family="paragraph">
      <style:paragraph-properties fo:margin-top="0.5cm" fo:margin-bottom="0cm" style:writing-mode="lr-tb"/>
      <style:text-properties style:font-name="Frutiger Light Condensed"/>
    </style:style>
    <style:style style:name="P16" style:family="paragraph">
      <style:paragraph-properties fo:margin-left="0cm" fo:margin-right="0cm" fo:margin-top="0.4cm" fo:margin-bottom="0cm" fo:line-height="100%" fo:text-indent="0cm"/>
    </style:style>
    <style:style style:name="P17"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style:style>
    <style:style style:name="P18" style:family="paragraph">
      <style:paragraph-properties fo:text-align="center" style:writing-mode="lr-tb"/>
      <style:text-properties style:font-name="Frutiger Light Condensed" fo:font-size="10pt" style:font-size-asian="10pt" style:font-size-complex="10pt"/>
    </style:style>
    <style:style style:name="P19"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fo:font-size="10pt" style:font-size-asian="10pt" style:font-size-complex="10pt"/>
    </style:style>
    <style:style style:name="P20" style:family="paragraph">
      <style:paragraph-properties fo:text-align="center" style:writing-mode="lr-tb"/>
      <style:text-properties style:font-name="Frutiger Light Condensed" fo:font-size="13pt" style:font-size-asian="13pt" style:font-size-complex="13pt"/>
    </style:style>
    <style:style style:name="P21" style:family="paragraph">
      <loext:graphic-properties draw:fill-color="#77bc65"/>
      <style:paragraph-properties fo:text-align="center" style:writing-mode="lr-tb"/>
      <style:text-properties style:font-name="Frutiger Light Condensed" fo:font-size="13pt" style:font-size-asian="13pt" style:font-size-complex="13pt"/>
    </style:style>
    <style:style style:name="P22" style:family="paragraph">
      <style:paragraph-properties fo:margin-left="0cm" fo:margin-right="0cm" fo:margin-top="0cm" fo:margin-bottom="0cm" fo:line-height="100%" fo:text-align="center" fo:text-indent="0cm" style:writing-mode="lr-tb"/>
    </style:style>
    <style:style style:name="P23" style:family="paragraph">
      <style:paragraph-properties fo:text-align="center" style:writing-mode="lr-tb"/>
    </style:style>
    <style:style style:name="P24" style:family="paragraph">
      <style:paragraph-properties fo:margin-top="0.5cm" fo:margin-bottom="0cm" fo:text-align="start"/>
    </style:style>
    <style:style style:name="P25" style:family="paragraph">
      <style:paragraph-properties fo:margin-top="0.5cm" fo:margin-bottom="0cm" fo:text-align="start" style:writing-mode="lr-tb"/>
      <style:text-properties style:font-name="Frutiger Light Condensed"/>
    </style:style>
    <style:style style:name="P26" style:family="paragraph">
      <loext:graphic-properties draw:fill="none" draw:fill-color="#ffffff"/>
      <style:paragraph-properties style:writing-mode="lr-tb"/>
      <style:text-properties style:font-name="Frutiger Light Condensed"/>
    </style:style>
    <style:style style:name="P27" style:family="paragraph">
      <style:paragraph-properties fo:margin-top="0.4cm" fo:margin-bottom="0cm"/>
    </style:style>
    <style:style style:name="P28" style:family="paragraph">
      <style:paragraph-properties fo:text-align="start"/>
      <style:text-properties style:font-name="Frutiger Light Condensed"/>
    </style:style>
    <style:style style:name="P29" style:family="paragraph">
      <style:text-properties style:font-name="Frutiger Light Condensed"/>
    </style:style>
    <style:style style:name="P30" style:family="paragraph">
      <loext:graphic-properties draw:fill="none" draw:fill-color="#ffffff"/>
      <style:text-properties style:font-name="Frutiger Light Condensed"/>
    </style:style>
    <style:style style:name="P31" style:family="paragraph">
      <style:text-properties style:font-name="Frutiger Light Condensed" fo:font-size="10pt" style:font-size-asian="10pt" style:font-size-complex="10pt"/>
    </style:style>
    <style:style style:name="P32" style:family="paragraph">
      <loext:graphic-properties draw:fill="none" draw:fill-color="#ffffff"/>
      <style:text-properties style:font-name="Frutiger Light Condensed" fo:font-size="10pt" style:font-size-asian="10pt" style:font-size-complex="10pt"/>
    </style:style>
    <style:style style:name="P33" style:family="paragraph">
      <loext:graphic-properties draw:fill-color="#ffffff"/>
    </style:style>
    <style:style style:name="P34"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normal" style:font-weight-asian="normal" style:font-weight-complex="normal"/>
    </style:style>
    <style:style style:name="T3" style:family="text">
      <style:text-properties style:font-name="Frutiger Light Condensed" fo:font-weight="bold" style:font-weight-asian="bold" style:font-weight-complex="bold"/>
    </style:style>
    <style:style style:name="T4" style:family="text">
      <style:text-properties fo:color="#c9211e" style:font-name="Frutiger Light Condensed"/>
    </style:style>
    <style:style style:name="T5" style:family="text">
      <style:text-properties style:font-name="Frutiger Light Condensed" fo:font-size="20pt" style:font-size-asian="20pt" style:font-size-complex="20pt"/>
    </style:style>
    <style:style style:name="T6" style:family="text">
      <style:text-properties fo:color="#c9211e" style:font-name="Frutiger Light Condensed" fo:font-weight="normal" style:font-weight-asian="normal" style:font-weight-complex="normal"/>
    </style:style>
    <style:style style:name="T7" style:family="text">
      <style:text-properties style:font-name="Frutiger Light Condensed" fo:font-size="10pt" style:font-size-asian="10pt" style:font-size-complex="10pt"/>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color="#c9211e" style:font-name="Frutiger Light Condensed" fo:font-weight="bold" style:font-weight-asian="bold" style:font-weight-complex="bold"/>
    </style:style>
    <style:style style:name="T14" style:family="text">
      <style:text-properties fo:font-variant="normal" fo:text-transform="none" style:use-window-font-color="tru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 style:family="text">
      <style:text-properties fo:color="#000000" style:font-name="Frutiger Light Condensed"/>
    </style:style>
    <style:style style:name="T16" style:family="text">
      <style:text-properties fo:color="#c9211e"/>
    </style:style>
    <style:style style:name="T17"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 style:family="text">
      <style:text-properties style:font-name="Frutiger Light Condensed" fo:font-size="13pt" style:font-size-asian="13pt" style:font-size-complex="13pt"/>
    </style:style>
    <style:style style:name="T19" style:family="text">
      <style:text-properties fo:color="#000000" fo:font-weight="normal" style:font-weight-asian="normal" style:font-weight-complex="normal"/>
    </style:style>
    <style:style style:name="T20" style:family="text">
      <style:text-properties fo:color="#000000" style:font-name="Frutiger Light Condensed" fo:font-weight="normal" style:font-weight-asian="normal" style:font-weight-complex="normal"/>
    </style:style>
    <style:style style:name="T21" style:family="text">
      <style:text-properties style:text-position="33% 58%" style:font-name="Frutiger Light Condensed"/>
    </style:style>
    <style:style style:name="T22" style:family="text">
      <style:text-properties fo:color="#ff0000" style:font-name="Frutiger Light Condensed" fo:font-weight="bold" style:font-weight-asian="bold" style:font-weight-complex="bold"/>
    </style:style>
    <style:style style:name="T23" style:family="text">
      <style:text-properties fo:color="#000000"/>
    </style:style>
    <style:style style:name="T24"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6" style:family="text">
      <style:text-properties fo:color="#000000" style:font-name="Frutiger Light Condensed"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color="#c9211e"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size="10pt" style:font-size-asian="10pt" style:font-size-complex="10pt"/>
    </style:style>
    <style:style style:name="T32"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 Material</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shape and material – 3D objec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presenting a real world phenomena, and in order to create objects in a 3D scene, requires a way of representing:</text:span></text:p>
                <text:list>
                  <text:list-item>
                    <text:p><text:span text:style-name="T2">Shape</text:span></text:p>
                  </text:list-item>
                  <text:list-item>
                    <text:p><text:span text:style-name="T3">Appearance</text:span></text:p>
                  </text:list-item>
                </text:list>
              </text:list-item>
            </text:list>
            <text:p><text:span text:style-name="T4">&lt;IMAGE: shape vs material intuition&gt;</text:span></text:p>
            <text:p><text:span text:style-name="T1"/></text:p>
          </draw:text-box>
        </draw:fram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5">Material representation</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Observation</text:span><text:span text:style-name="T1"><text:tab/></text:span></text:p>
          </draw:text-box>
        </draw:frame>
        <draw:frame presentation:style-name="pr4" draw:text-style-name="P5" draw:layer="layout" svg:width="25.199cm" svg:height="10.793cm" svg:x="1.4cm" svg:y="3.685cm" presentation:class="outline" presentation:user-transformed="true">
          <draw:text-box>
            <text:list text:style-name="L2">
              <text:list-item>
                <text:p><text:span text:style-name="T1">Modeling materials begins with observation to understand </text:span><text:span text:style-name="T3">what makes each material look different</text:span><text:span text:style-name="T1"> than other materials</text:span></text:p>
              </text:list-item>
              <text:list-item>
                <text:p><text:span text:style-name="T1">We don’t want to observe just appearance (like artists do). We want to observe </text:span><text:span text:style-name="T3">characteristics which are responsible for object appearance</text:span><text:span text:style-name="T1">:</text:span></text:p>
                <text:list>
                  <text:list-item>
                    <text:p><text:span text:style-name="T1">Shape</text:span></text:p>
                  </text:list-item>
                  <text:list-item>
                    <text:p><text:span text:style-name="T1">Illumination</text:span></text:p>
                  </text:list-item>
                  <text:list-item>
                    <text:p><text:span text:style-name="T1">Sensor/Perception</text:span></text:p>
                  </text:list-item>
                  <text:list-item>
                    <text:p><text:span text:style-name="T3">Material</text:span></text:p>
                  </text:list-item>
                </text:list>
              </text:list-item>
            </text:list>
            <text:p><text:span text:style-name="T6">&lt;BOOK: DIGITAL MODELING OF MATERIAL APPERANCE (J. DORSEY)&gt;</text:span></text:p>
            <text:list text:continue-numbering="true" text:style-name="L2">
              <text:list-item>
                <text:p><text:span text:style-name="T6">PDF COURSE: Digital modeling of the appearance of materials</text:span></text:p>
              </text:list-item>
            </text:list>
            <text:p><text:span text:style-name="T6">&lt;EXAMPLES: CHARACTERISTICS RESPONSIBLE FOR APPEARANCE&gt;</text:span></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7" draw:layer="layout" svg:width="25.199cm" svg:height="2.629cm" svg:x="1.4cm" svg:y="0.628cm" presentation:class="title">
          <draw:text-box>
            <text:p text:style-name="P3">Classifying materials</text:p>
          </draw:text-box>
        </draw:frame>
        <draw:frame presentation:style-name="pr4" draw:text-style-name="P9" draw:layer="layout" svg:width="25.199cm" svg:height="9.134cm" svg:x="1.4cm" svg:y="3.685cm" presentation:class="outline">
          <draw:text-box>
            <text:list text:style-name="L2">
              <text:list-item>
                <text:p text:style-name="P8"><text:span text:style-name="T2">Classifying materials enables us to </text:span><text:span text:style-name="T3">understand which characteristics are needed to be modeled</text:span><text:span text:style-name="T2"> in order to obtain required appearance. We can classify any material by following variations:</text:span></text:p>
                <text:list>
                  <text:list-item>
                    <text:p><text:span text:style-name="T2">Spectral</text:span></text:p>
                  </text:list-item>
                  <text:list-item>
                    <text:p><text:span text:style-name="T2">Directional</text:span></text:p>
                  </text:list-item>
                  <text:list-item>
                    <text:p><text:span text:style-name="T2">Spatial</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different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4">TODO</text:span></text:p>
              </text:list-item>
              <text:list-item>
                <text:p text:style-name="P8"><text:span text:style-name="T6">PDF COURSE: Digital modeling of the appearance of materials</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terial defines </text:span><text:span text:style-name="T3">interaction of light with objects</text:span></text:p>
                <text:list>
                  <text:list-item>
                    <text:p><text:span text:style-name="T1">Light is electromagnetic wave (visible part of spectrum). In computer graphics we work with </text:span><text:span text:style-name="T3">geometrical optics</text:span><text:span text:style-name="T1"> which is approximation and light is represented using </text:span><text:span text:style-name="T3">rays</text:span><text:span text:style-name="T1">.</text:span></text:p>
                  </text:list-item>
                </text:list>
              </text:list-item>
              <text:list-item>
                <text:p><text:span text:style-name="T1">Light falling on objects, based on </text:span><text:span text:style-name="T3">index of refraction</text:span><text:span text:style-name="T1"> will*:</text:span></text:p>
                <text:list>
                  <text:list-item>
                    <text:p><text:span text:style-name="T3">Absorb</text:span></text:p>
                  </text:list-item>
                  <text:list-item>
                    <text:p><text:span text:style-name="T3">Scatter</text:span></text:p>
                  </text:list-item>
                </text:list>
              </text:list-item>
              <text:list-item>
                <text:p><text:span text:style-name="T3">Homogeneous material:</text:span><text:span text:style-name="T1"> light travels on a straight line, it can only be absorbed, meaning that direction is same, but intensity might be lower.</text:span></text:p>
                <text:list>
                  <text:list-item>
                    <text:p><text:span text:style-name="T1">In </text:span><text:span text:style-name="T3">transparent material</text:span><text:span text:style-name="T1"> (e.g. glass or water) light propagates in straight line – no scattering (scattering happens on interface – boundary between materials). Also, low absorption of light.</text:span></text:p>
                  </text:list-item>
                  <text:list-item>
                    <text:p><text:span text:style-name="T1">Homogeneous material with higher absorption will attenuate light traveling through it or completely absorb it if distance is large – but the direction will not change! An example is water over larger distances.</text:span></text:p>
                  </text:list-item>
                  <text:list-item>
                    <text:p><text:span text:style-name="T1">Note that also light can be selectively absorbed, meaning that it changes color (alongside intensity). </text:span></text:p>
                  </text:list-item>
                </text:list>
              </text:list-item>
              <text:list-item>
                <text:p><text:span text:style-name="T3">Heterogeneous material</text:span><text:span text:style-name="T1">: light is scattered → direction of light is changed but not necessary the intensity</text:span></text:p>
                <text:list>
                  <text:list-item>
                    <text:p><text:span text:style-name="T1">Light can scatter in all directions, mostly non-uniformly: forward or back scattering</text:span></text:p>
                  </text:list-item>
                  <text:list-item>
                    <text:p><text:span text:style-name="T3">Translucent</text:span><text:span text:style-name="T1"> or </text:span><text:span text:style-name="T3">opaque</text:span><text:span text:style-name="T1"> </text:span><text:span text:style-name="T3">materials</text:span><text:span text:style-name="T1"> are examples of heterogeneous materials → light is scattered so much that we can not see (clearly) through the object</text:span></text:p>
                  </text:list-item>
                  <text:list-item>
                    <text:p><text:span text:style-name="T1">Longer distances cause more scattering, but not necessary more absorption (e.g., clean air)</text:span></text:p>
                  </text:list-item>
                </text:list>
              </text:list-item>
            </text:list>
            <text:p><text:span text:style-name="T4">&lt;IMAGES OF REAL WORLD OBJECT SHOWING THOSE CHARACTERISTICS&gt;</text:span></text:p>
          </draw:text-box>
        </draw:frame>
        <draw:frame draw:style-name="gr2" draw:text-style-name="P10" draw:layer="layout" svg:width="25.908cm" svg:height="2.306cm" svg:x="1.016cm" svg:y="13.716cm">
          <draw:text-box>
            <text:p><text:span text:style-name="T7">*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7"/></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7" draw:layer="layout" svg:width="25.199cm" svg:height="5.437cm" svg:x="1.4cm" svg:y="-0.776cm" presentation:class="title" presentation:user-transformed="true">
          <draw:text-box>
            <text:p text:style-name="P3"><text:span text:style-name="T1">Reflection on optically flat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8">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4">&lt;IMAGE: REFLECTION AND REFRACTION&gt;</text:span></text:p>
          </draw:text-box>
        </draw:frame>
        <draw:frame draw:style-name="gr3" draw:text-style-name="P10" draw:layer="layout" svg:width="23.876cm" svg:height="0.687cm" svg:x="2.032cm" svg:y="14.478cm">
          <draw:text-box>
            <text:p><text:span text:style-name="T7">* Surface should be infinetly large, but in comparison with wavelenght of light, surface real objects can be considered as such.</text:span></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Reflection on general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4">&lt;IMAGE: variation of facets and roughness&gt;</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8"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2">Besides of reflection on surface, light can also </text:span><text:span text:style-name="T3">refract</text:span><text:span text:style-name="T2">. </text:span></text:p>
              </text:list-item>
              <text:list-item>
                <text:p><text:span text:style-name="T2">Amount and direction of refracted light depends on material which we can separate in:</text:span></text:p>
                <text:list>
                  <text:list-item>
                    <text:p><text:span text:style-name="T3">Metals</text:span></text:p>
                  </text:list-item>
                  <text:list-item>
                    <text:p><text:span text:style-name="T3">Dielectrics</text:span></text:p>
                  </text:list-item>
                </text:list>
              </text:list-item>
              <text:list-item>
                <text:p><text:span text:style-name="T2">In case of </text:span><text:span text:style-name="T3">metals</text:span><text:span text:style-name="T2">, most of the light is reflected and rest is immediately absorbed. That is why mirrors are made using metal foundation. <text:s/></text:span></text:p>
              </text:list-item>
              <text:list-item>
                <text:p><text:span text:style-name="T2">In case of </text:span><text:span text:style-name="T3">dielectrics</text:span><text:span text:style-name="T2">, light partially reflects and partially refracts. Refracted light is then absorbed and scattered inside surface (</text:span><text:span text:style-name="T3">sub-surface scattering*</text:span><text:span text:style-name="T2">). Some of the light can also be re-emitted – causing </text:span><text:span text:style-name="T3">diffuse</text:span><text:span text:style-name="T2"> reflection. <text:s/></text:span></text:p>
              </text:list-item>
            </text:list>
            <text:p><text:span text:style-name="T6">&lt;IMAGES: REFLECTION ON METAL AND DIELECTRIC SURFACES&gt;</text:span></text:p>
            <text:p><text:span text:style-name="T6">&lt;IMAGES: real world objects with such properties&gt;</text:span></text:p>
            <text:p><text:span text:style-name="T6">&lt;IMAGE: reflection from metal and dielectric surface: not the color of reflection!&gt;s</text:span></text:p>
          </draw:text-box>
        </draw:frame>
        <draw:frame draw:style-name="gr4" draw:text-style-name="P10" draw:layer="layout" svg:width="24.892cm" svg:height="1.484cm" svg:x="1.27cm" svg:y="13.97cm">
          <draw:text-box>
            <text:p><text:span text:style-name="T7">*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4">&lt;IMAGE: SUBSTANCE OF GLASS AND SMALL SCALE GEOMETRICAL INFORMATION OF GLASS&gt;</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9" draw:text-style-name="P5"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7" draw:layer="layout" svg:width="25.199cm" svg:height="10.285cm" svg:x="1.4cm" svg:y="3.685cm" presentation:class="outline" presentation:user-transformed="true">
          <draw:text-box>
            <text:list text:style-name="L2">
              <text:list-item>
                <text:p text:style-name="P12"><text:span text:style-name="T1">To simplify and understand modeling of 3D object, we separated 3D object in shape and material. </text:span></text:p>
                <text:list>
                  <text:list-item>
                    <text:p text:style-name="P7"><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7"><text:span text:style-name="T1">This enables us to model material separately from shape and its position, since it is enough to model how one tiny bit of material interacts with light and reuse this knowledge at other points.</text:span></text:p>
                  </text:list-item>
                  <text:list-item>
                    <text:p text:style-name="P7"><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7"><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7"><text:span text:style-name="T1">Description of light interaction with surface, when considered locally, is called scattering. Once we have a scattering model, we can parameterize it and vary its properties over the surface.</text:span></text:p>
              </text:list-item>
              <text:list-item>
                <text:p text:style-name="P12"><text:span text:style-name="T1">Shading step in rendering takes material information (alongside with viewing position, object shape and light information on the object) to calculate the object appearance → object color</text:span></text:p>
              </text:list-item>
              <text:list-item>
                <text:p text:style-name="P12"><text:span text:style-name="T1">Based on discussion above, we can separate material in:</text:span></text:p>
                <text:list>
                  <text:list-item>
                    <text:p text:style-name="P7"><text:span text:style-name="T3">Scattering</text:span><text:span text:style-name="T1"> → description of light-matter interaction in a point</text:span></text:p>
                  </text:list-item>
                  <text:list-item>
                    <text:p text:style-name="P7"><text:span text:style-name="T3">Texture</text:span><text:span text:style-name="T1"> → variation of scattering function properties across 3D object</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importance of texture</text:span></text:p>
          </draw:text-box>
        </draw:frame>
        <draw:frame presentation:style-name="pr4" draw:text-style-name="P13" draw:layer="layout" svg:width="25.199cm" svg:height="9.134cm" svg:x="1.4cm" svg:y="3.685cm" presentation:class="outline" presentation:user-transformed="true">
          <draw:text-box>
            <text:list text:style-name="L2">
              <text:list-item>
                <text:p><text:span text:style-name="T4">Show objects with and without texture: texture is variation of scattering model parameters</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 text:style-name="P3"><text:span text:style-name="T1">Scattering models</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0" draw:text-style-name="P15" draw:layer="layout" svg:width="25.199cm" svg:height="9.134cm" svg:x="1.4cm" svg:y="3.685cm" presentation:class="outline" presentation:user-transformed="true">
          <draw:text-box>
            <text:list text:style-name="L2">
              <text:list-item>
                <text:p text:style-name="P8"><text:span text:style-name="T1">We already know that surface orientation (normal) is important shading information since it gives us fundamental information of object appearance – how much is lit.</text:span></text:p>
              </text:list-item>
              <text:list-item>
                <text:p text:style-name="P8"><text:span text:style-name="T8">How light scatters when it falls on surface point is defined by </text:span><text:span text:style-name="T3">scattering function</text:span><text:span text:style-name="T1"> which takes in account the normal in this point. </text:span></text:p>
              </text:list-item>
              <text:list-item>
                <text:p text:style-name="P8"><text:span text:style-name="T8">Scattering function can be separated in reflection and refraction. For now we will focus on reflection. Such scattering function is generally called “bidirectional reflectance distribution function” – </text:span><text:span text:style-name="T9">BRDF</text:span><text:span text:style-name="T8">. </text:span><text:span text:style-name="T1">Defining this function is fundamental and core part of shading process in rendering.</text:span></text:p>
              </text:list-item>
            </text:list>
            <text:p text:style-name="P8"><text:span text:style-name="T4">&lt;IMAGE OF BRDF AND ITS ELEMENTS&g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two faces of 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RDF has the name “bidirectional”. This means that given given incoming and outgoing direction, we can compute </text:span><text:span text:style-name="T3">amount of reflected light</text:span><text:span text:style-name="T1"> in outgoing direction.</text:span></text:p>
              </text:list-item>
              <text:list-item>
                <text:p><text:span text:style-name="T1">Incoming and outgoing directions can be viewed in two ways:</text:span></text:p>
                <text:list>
                  <text:list-item>
                    <text:p><text:span text:style-name="T10">If light is falling on the surface, what is the distribution of </text:span><text:span text:style-name="T11">reflected light directions</text:span><text:span text:style-name="T12">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this direciton.</text:span></text:p>
                  </text:list-item>
                </text:list>
              </text:list-item>
            </text:list>
            <text:p><text:span text:style-name="T4">&lt;IMAGES: 2 WAYS HOW BRDF CAN BE VIEWED&gt;</text:span></text:p>
            <text:p><text:span text:style-name="T4">&lt;FIND THE BOOK DISCUSSING THIS! Advanced global illumination book?&gt;</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text:span></text:p>
          </draw:text-box>
        </draw:frame>
        <draw:frame presentation:style-name="pr11" draw:text-style-name="P15" draw:layer="layout" svg:width="25.199cm" svg:height="9.134cm" svg:x="1.4cm" svg:y="3.685cm" presentation:class="outline" presentation:user-transformed="true">
          <draw:text-box>
            <text:list text:style-name="L2">
              <text:list-item>
                <text:p text:style-name="P8"><text:span text:style-name="T3">Reflective</text:span><text:span text:style-name="T1"> – all light is scattered above surface</text:span></text:p>
              </text:list-item>
              <text:list-item>
                <text:p text:style-name="P8"><text:span text:style-name="T3">Transmissive</text:span><text:span text:style-name="T1"> – all light is scattered below surface</text:span></text:p>
                <text:list>
                  <text:list-item>
                    <text:p><text:span text:style-name="T1">Refractive – special case of transmissive</text:span></text:p>
                  </text:list-item>
                </text:list>
              </text:list-item>
              <text:list-item>
                <text:p text:style-name="P8"><text:span text:style-name="T9">Mirror-like</text:span><text:span text:style-name="T8">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8"><text:span text:style-name="T9">Glossy</text:span><text:span text:style-name="T8"> – scattered light is concentrated around particular direction (lobe). Appears blurred. D</text:span><text:span text:style-name="T1">ependent of viewing direction.</text:span></text:p>
              </text:list-item>
              <text:list-item>
                <text:p><text:span text:style-name="T3">Diffuse</text:span><text:span text:style-name="T1"> – light is scattered in all possible directions. Independent of viewing direction. Equally bright from all directions. </text:span></text:p>
              </text:list-item>
              <text:list-item>
                <text:p><text:span text:style-name="T3">Retro-reflective</text:span><text:span text:style-name="T1"> – scattered light is particularly large when viewing and light directions are close</text:span></text:p>
              </text:list-item>
            </text:list>
            <text:p><text:span text:style-name="T4">TODO: IMAGES OF NORMAL AND LIGHT REFLECTION TYPES WITH REAL WORLD IMAGES</text:span></text:p>
            <text:p><text:span text:style-name="T4">TODO: BLENDER EXAMPLE OF BASIC SCATTERING FUNCTIONS</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various scattering models have been developed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1">When modeling a material in DCC Tool,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developing your own scattering models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asis and scattering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n the different scattering types we have seen that they always require normal around which scattering is computed</text:span></text:p>
              </text:list-item>
              <text:list-item>
                <text:p><text:span text:style-name="T1">Normal defines so called </text:span><text:span text:style-name="T3">basis</text:span></text:p>
                <text:list>
                  <text:list-item>
                    <text:p><text:span text:style-name="T13">&lt;IMAGE&gt;</text:span></text:p>
                  </text:list-item>
                </text:list>
              </text:list-item>
              <text:list-item>
                <text:p><text:span text:style-name="T1">Note that perturbing the bases can be constructed using geometrical (object shape) normal. So what would happen if we would somehow vary this normal across smooth shape which has constant geometrical normal? More on this will come when we introduce textures!</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in types are:</text:span></text:p>
                <text:list>
                  <text:list-item>
                    <text:p><text:span text:style-name="T1">Empirical</text:span></text:p>
                  </text:list-item>
                  <text:list-item>
                    <text:p><text:span text:style-name="T1">Data-based</text:span></text:p>
                  </text:list-item>
                  <text:list-item>
                    <text:p><text:span text:style-name="T1">Physical-bas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2" draw:text-style-name="P5" draw:layer="layout" svg:width="25.199cm" svg:height="9.134cm" svg:x="1.4cm" svg:y="3.685cm" presentation:class="outline" presentation:user-transformed="true">
          <draw:text-box>
            <text:list text:style-name="L2">
              <text:list-item>
                <text:p><text:span text:style-name="T1">Discuss the way of modeling: by observation, phenomenological approach</text:span></text:p>
              </text:list-item>
              <text:list-item>
                <text:p><text:span text:style-name="T1">Discuss importance of normal, light position and viewing position.</text:span></text:p>
              </text:list-item>
              <text:list-item>
                <text:p><text:span text:style-name="T1">Mirror: TODO</text:span></text:p>
              </text:list-item>
              <text:list-item>
                <text:p text:style-name="P8"><text:span text:style-name="T8">Lambertian</text:span><text:span text:style-name="T1">: TODO</text:span></text:p>
              </text:list-item>
              <text:list-item>
                <text:p text:style-name="P8"><text:span text:style-name="T8">Phong and Blinn-Phong</text:span><text:span text:style-name="T1">: TODO</text:span></text:p>
              </text:list-item>
              <text:list-item>
                <text:p><text:span text:style-name="T1">Discuss parameters</text:span></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3" draw:text-style-name="P5" draw:layer="layout" svg:width="25.199cm" svg:height="9.134cm" svg:x="1.4cm" svg:y="3.685cm" presentation:class="outline" presentation:user-transformed="true">
          <draw:text-box>
            <text:list text:style-name="L2">
              <text:list-item>
                <text:p><text:span text:style-name="T1">Discuss measurements need for those models</text:span></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4" draw:text-style-name="P5" draw:layer="layout" svg:width="25.199cm" svg:height="9.134cm" svg:x="1.4cm" svg:y="3.685cm" presentation:class="outline" presentation:user-transformed="true">
          <draw:text-box>
            <text:list text:style-name="L2">
              <text:list-item>
                <text:p><text:span text:style-name="T1">Highlight importance of normal on different scales</text:span></text:p>
              </text:list-item>
              <text:list-item>
                <text:p><text:span text:style-name="T1">Reflectance model is half substance information half meso and micro geometry information! </text:span></text:p>
              </text:list-item>
              <text:list-item>
                <text:p><text:span text:style-name="T1">Microfacets*</text:span></text:p>
              </text:list-item>
            </text:list>
          </draw:text-box>
        </draw:frame>
        <draw:frame draw:style-name="gr5" draw:text-style-name="P17" draw:layer="layout" svg:width="26.924cm" svg:height="1.038cm" svg:x="0.508cm" svg:y="14.224cm">
          <draw:text-box>
            <text:p text:style-name="P16"><text:span text:style-name="T14">* </text:span><text:span text:style-name="T1">just announce, details in “More on 3D scene modeling”</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s are parameterized. </text:span></text:p>
              </text:list-item>
              <text:list-item>
                <text:p><text:span text:style-name="T1">Parameters can be mainly decomposed in geometrical and substance</text:span></text:p>
                <text:list>
                  <text:list-item>
                    <text:p><text:span text:style-name="T1">Geometrical: roughness, basis normal</text:span></text:p>
                  </text:list-item>
                  <text:list-item>
                    <text:p><text:span text:style-name="T1">Substance: color </text:span></text:p>
                  </text:list-item>
                </text:list>
              </text:list-item>
              <text:list-item>
                <text:p><text:span text:style-name="T1">Uniform parameters result in overly smooth and perfect surface – not realistic.</text:span></text:p>
              </text:list-item>
              <text:list-item>
                <text:p><text:span text:style-name="T1">Variation of parameters is done using </text:span><text:span text:style-name="T3">texturing</text:span></text:p>
              </text:list-item>
            </text:list>
            <text:p><text:span text:style-name="T4">&lt;IMAGE: variation of scattering parameters&gt;</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 text:style-name="P3"><text:span text:style-name="T1">Texture</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3">texture function</text:span><text:span text:style-name="T1"> to vary material properties over surface. </text:span></text:p>
              </text:list-item>
            </text:list>
            <text:p><text:span text:style-name="T4">&lt;IMAGES OF HOMOGENEOUS MATERIAL AND MATERIAL WITH VARIATION&gt;</text:span></text:p>
            <text:p><text:span text:style-name="T4">&lt;EXAMPLE IN BLENDER WITH AND WITHOUT TEXTURES&gt;</text:span></text:p>
            <text:p><text:span text:style-name="T4">&lt;EXAMPLES:&gt; </text:span><text:span text:style-name="T15"><text:a xlink:href="https://www.realtimerendering.com/#texture" xlink:type="simple">https://www.realtimerendering.com/#texture</text:a></text:span></text:p>
            <text:p><text:span text:style-name="T15"/></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rm </text:span><text:span text:style-name="T3">texture</text:span><text:span text:style-name="T1">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text:span><text:span text:style-name="T3">variation of material properties over surface</text:span><text:span text:style-name="T1">.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4">&lt;IMAGE: IMAGE TEXTURE AND RENDERED OBJECT WITH TEXTURE&gt;</text:span></text:p>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ractical example</text:span></text:p>
          </draw:text-box>
        </draw:frame>
        <draw:frame presentation:style-name="pr4" draw:text-style-name="P5" draw:layer="layout" svg:width="25.199cm" svg:height="5.967cm" svg:x="1.4cm" svg:y="3.685cm" presentation:class="outline" presentation:user-transformed="true">
          <draw:text-box>
            <text:list text:style-name="L2">
              <text:list-item>
                <text:p><text:span text:style-name="T1">Surface texture is its look and feel</text:span></text:p>
                <text:list>
                  <text:list-item>
                    <text:p><text:span text:style-name="T1">Bark of a tree, surface of stones, oil painting, etc.</text:span></text:p>
                  </text:list-item>
                  <text:list-item>
                    <text:p><text:span text:style-name="T13">&lt;IMAGE&gt;</text:span></text:p>
                  </text:list-item>
                </text:list>
              </text:list-item>
              <text:list-item>
                <text:p><text:span text:style-name="T1">In computer graphics, texturing is process that takes surface* and modifies its appearance at each location using image, function or other data source.</text:span></text:p>
                <text:list>
                  <text:list-item>
                    <text:p><text:span text:style-name="T16">&lt;IMAGE FOR INTUITION&gt;</text:span></text:p>
                    <text:list>
                      <text:list-item>
                        <text:p><text:span text:style-name="T16">Texture is property of object</text:span></text:p>
                      </text:list-item>
                      <text:list-item>
                        <text:p><text:span text:style-name="T16">During rendering texture is obtained for each point of object</text:span></text:p>
                      </text:list-item>
                    </text:list>
                  </text:list-item>
                </text:list>
              </text:list-item>
            </text:list>
          </draw:text-box>
        </draw:frame>
        <draw:frame draw:style-name="gr6" draw:text-style-name="P10" draw:layer="layout" svg:width="27.178cm" svg:height="0.687cm" svg:x="0.508cm" svg:y="14.224cm">
          <draw:text-box>
            <text:p><text:span text:style-name="T7">* Or volume. For example, variation of gas density can be defined using texture.</text:span></text:p>
          </draw:text-box>
        </draw:frame>
        <draw:custom-shape draw:style-name="gr7" draw:text-style-name="P18" draw:layer="layout" svg:width="3.556cm" svg:height="1.27cm" svg:x="17.018cm" svg:y="8.636cm">
          <text:p text:style-name="P18"><text:span text:style-name="T7">3D scene</text:span></text:p>
          <draw:enhanced-geometry svg:viewBox="0 0 21600 21600" draw:type="rectangle" draw:enhanced-path="M 0 0 L 21600 0 21600 21600 0 21600 0 0 Z N"/>
        </draw:custom-shape>
        <draw:custom-shape draw:style-name="gr7" draw:text-style-name="P18" draw:layer="layout" svg:width="3.556cm" svg:height="1.27cm" svg:x="17.018cm" svg:y="10.16cm">
          <text:p text:style-name="P18"><text:span text:style-name="T7">Object</text:span></text:p>
          <draw:enhanced-geometry svg:viewBox="0 0 21600 21600" draw:type="rectangle" draw:enhanced-path="M 0 0 L 21600 0 21600 21600 0 21600 0 0 Z N"/>
        </draw:custom-shape>
        <draw:custom-shape draw:style-name="gr8" draw:text-style-name="P18" draw:layer="layout" svg:width="1.524cm" svg:height="1.27cm" svg:x="19.05cm" svg:y="11.684cm">
          <text:p text:style-name="P18"><text:span text:style-name="T7">Material</text:span></text:p>
          <draw:enhanced-geometry svg:viewBox="0 0 21600 21600" draw:type="rectangle" draw:enhanced-path="M 0 0 L 21600 0 21600 21600 0 21600 0 0 Z N"/>
        </draw:custom-shape>
        <draw:custom-shape draw:style-name="gr8" draw:text-style-name="P18" draw:layer="layout" svg:width="1.524cm" svg:height="1.27cm" svg:x="17.018cm" svg:y="11.684cm">
          <text:p text:style-name="P18"><text:span text:style-name="T7">Shape</text:span></text:p>
          <draw:enhanced-geometry svg:viewBox="0 0 21600 21600" draw:type="rectangle" draw:enhanced-path="M 0 0 L 21600 0 21600 21600 0 21600 0 0 Z N"/>
        </draw:custom-shape>
        <draw:custom-shape draw:style-name="gr9" draw:text-style-name="P18" draw:layer="layout" svg:width="0.762cm" svg:height="1.27cm" svg:x="18.796cm" svg:y="13.208cm">
          <text:p text:style-name="P18"><text:span text:style-name="T7">Texture</text:span></text:p>
          <draw:enhanced-geometry svg:viewBox="0 0 21600 21600" draw:type="rectangle" draw:enhanced-path="M 0 0 L 21600 0 21600 21600 0 21600 0 0 Z N"/>
        </draw:custom-shape>
        <draw:custom-shape draw:style-name="gr9" draw:text-style-name="P18" draw:layer="layout" svg:width="0.762cm" svg:height="1.27cm" svg:x="19.812cm" svg:y="13.208cm">
          <text:p text:style-name="P18"><text:span text:style-name="T7">BRDF</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3.556cm" svg:height="1.27cm" svg:x="21.336cm" svg:y="8.636cm">
          <text:p text:style-name="P18"><text:span text:style-name="T7">Rendering</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Texturing: practical example</text:span></text:p>
          </draw:text-box>
        </draw:frame>
        <draw:frame presentation:style-name="pr4" draw:text-style-name="P7" draw:layer="layout" svg:width="25.199cm" svg:height="9.134cm" svg:x="1.4cm" svg:y="3.685cm" presentation:class="outline">
          <draw:text-box>
            <text:list text:style-name="L2">
              <text:list-item>
                <text:p text:style-name="P8"><text:span text:style-name="T1">Texture is often used to add more details* to the surface.</text:span></text:p>
                <text:list>
                  <text:list-item>
                    <text:p><text:span text:style-name="T4">&lt;example&gt;</text:span></text:p>
                    <text:list>
                      <text:list-item>
                        <text:p><text:span text:style-name="T4">Tree trunk: (1) model shape using cylinder, (2) add color image to add variation <text:s/>(3) add roughness to vary reflection <text:s/>(4) add normal map to break flatness (5) add displacement map to break illusion of normal map</text:span></text:p>
                      </text:list-item>
                    </text:list>
                    <text:p><text:span text:style-name="T1"/></text:p>
                  </text:list-item>
                </text:list>
              </text:list-item>
            </text:list>
          </draw:text-box>
        </draw:frame>
        <draw:frame draw:style-name="gr10" draw:text-style-name="P10" draw:layer="layout" svg:width="27.432cm" svg:height="1.559cm" svg:x="0.254cm" svg:y="14.478cm">
          <draw:text-box>
            <text:p><text:span text:style-name="T7">* Remember that computer graphics is all about simulation and approximation in order to achieve required appearance. It is a trade-off between quality and speed. Depending on viewing distance and size of objects in 3D scene, some details can be represented with lower quality. For example, modeling all details on geometrical (shape) level can be very expensive. Thus, texturing come in which represent cheaper way to model details.</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vari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examples we have seen problems that are solved with textures:</text:span></text:p>
                <text:list>
                  <text:list-item>
                    <text:p><text:span text:style-name="T1">Color variation</text:span></text:p>
                  </text:list-item>
                  <text:list-item>
                    <text:p><text:span text:style-name="T1">Roughness variation</text:span></text:p>
                  </text:list-item>
                  <text:list-item>
                    <text:p><text:span text:style-name="T1">Shading normal variation</text:span></text:p>
                  </text:list-item>
                  <text:list-item>
                    <text:p><text:span text:style-name="T1">Geometry variation</text:span></text:p>
                  </text:list-item>
                </text:list>
              </text:list-item>
              <text:list-item>
                <text:p><text:span text:style-name="T1">Note that those are exactly parameters of scattering models!</text:span></text:p>
                <text:list>
                  <text:list-item>
                    <text:p><text:span text:style-name="T1">Some of those describe variation on small scale: </text:span><text:span text:style-name="T3">microscale</text:span></text:p>
                  </text:list-item>
                  <text:list-item>
                    <text:p><text:span text:style-name="T1">Some of those describe variation on bigger scale: </text:span><text:span text:style-name="T3">mesoscale</text:span></text:p>
                  </text:list-item>
                  <text:list-item>
                    <text:p><text:span text:style-name="T3">Macroscale </text:span><text:span text:style-name="T2">is given by the object shape.</text:span></text:p>
                  </text:list-item>
                </text:list>
              </text:list-item>
              <text:list-item>
                <text:p><text:span text:style-name="T1">Different algorithms solving those problems with varying complexity (and thus quality) exists. </text:span></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ipeline*</text:span></text:p>
          </draw:text-box>
        </draw:frame>
        <draw:frame presentation:style-name="pr4" draw:text-style-name="P5" draw:layer="layout" svg:width="17.904cm" svg:height="10.031cm" svg:x="1.4cm" svg:y="3.685cm" presentation:class="outline" presentation:user-transformed="true">
          <draw:text-box>
            <text:list text:style-name="L2">
              <text:list-item>
                <text:p><text:span text:style-name="T1">Texturing: variation of scattering/shading** parameters over surface – </text:span><text:span text:style-name="T3">position dependent</text:span></text:p>
              </text:list-item>
              <text:list-item>
                <text:p><text:span text:style-name="T3">Location in space of object surface/volume</text:span></text:p>
                <text:list>
                  <text:list-item>
                    <text:p><text:span text:style-name="T1">Often, </text:span><text:span text:style-name="T3">object-space locations</text:span><text:span text:style-name="T1"> are used so that is object moves, texture stays the same</text:span></text:p>
                  </text:list-item>
                </text:list>
              </text:list-item>
              <text:list-item>
                <text:p><text:span text:style-name="T3">Projection function.</text:span></text:p>
                <text:list>
                  <text:list-item>
                    <text:p><text:span text:style-name="T1">This function maps location in object space into location in texture space → </text:span><text:span text:style-name="T3">texture coordinates</text:span></text:p>
                  </text:list-item>
                  <text:list-item>
                    <text:p><text:span text:style-name="T1">This process is called mapping and thus texture mapping (and sometimes texture image is called texture map which is not strictly correct)</text:span></text:p>
                  </text:list-item>
                </text:list>
              </text:list-item>
              <text:list-item>
                <text:p><text:span text:style-name="T3">Corresponder function</text:span></text:p>
                <text:list>
                  <text:list-item>
                    <text:p><text:span text:style-name="T1">Transform texture coordinates in </text:span><text:span text:style-name="T3">texture space location</text:span><text:span text:style-name="T1">s</text:span></text:p>
                  </text:list-item>
                  <text:list-item>
                    <text:p><text:span text:style-name="T1">For image texture, this might be indices to retrieve pixel values</text:span></text:p>
                  </text:list-item>
                  <text:list-item>
                    <text:p><text:span text:style-name="T1">For procedural texture, this might be domain of procedural function</text:span></text:p>
                  </text:list-item>
                </text:list>
              </text:list-item>
              <text:list-item>
                <text:p><text:span text:style-name="T3">Obtaining texture values (sampling)</text:span></text:p>
                <text:list>
                  <text:list-item>
                    <text:p><text:span text:style-name="T1">Texture space location is used for reading image texture or evaluating procedural texture</text:span></text:p>
                  </text:list-item>
                </text:list>
              </text:list-item>
              <text:list-item>
                <text:p><text:span text:style-name="T3">Value transform</text:span></text:p>
                <text:list>
                  <text:list-item>
                    <text:p><text:span text:style-name="T1">If needed additional transformations are done on value that is obtained from texture</text:span></text:p>
                  </text:list-item>
                </text:list>
              </text:list-item>
              <text:list-item>
                <text:p><text:span text:style-name="T3">Usage</text:span></text:p>
                <text:list>
                  <text:list-item>
                    <text:p><text:span text:style-name="T1">Final value is used to modify property of surface at that point: scattering function parameter or normal.</text:span></text:p>
                  </text:list-item>
                </text:list>
              </text:list-item>
            </text:list>
            <text:p/>
          </draw:text-box>
        </draw:frame>
        <draw:frame draw:style-name="gr11" draw:text-style-name="P19" draw:layer="layout" svg:width="27.178cm" svg:height="1.523cm" svg:x="0.508cm" svg:y="13.97cm">
          <draw:text-box>
            <text:p text:style-name="P16"><text:span text:style-name="T17">* Note that all steps do not have to be used in different applications!</text:span></text:p>
            <text:p text:style-name="P16"><text:span text:style-name="T17">** </text:span><text:span text:style-name="T7">Value of texture is used for shading to obtain the final color</text:span></text:p>
          </draw:text-box>
        </draw:frame>
        <draw:custom-shape draw:style-name="gr12" draw:text-style-name="P21" draw:layer="layout" svg:width="3.81cm" svg:height="0.762cm" svg:x="21.082cm" svg:y="1.524cm">
          <text:p text:style-name="P20"><text:span text:style-name="T18">Object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3.81cm" svg:height="0.762cm" svg:x="21.082cm" svg:y="2.923cm">
          <text:p text:style-name="P22"><text:span text:style-name="T18">Projector function</text:span></text:p>
          <draw:enhanced-geometry svg:viewBox="0 0 21600 21600" draw:type="rectangle" draw:enhanced-path="M 0 0 L 21600 0 21600 21600 0 21600 0 0 Z N"/>
        </draw:custom-shape>
        <draw:custom-shape draw:style-name="gr12" draw:text-style-name="P21" draw:layer="layout" svg:width="3.81cm" svg:height="0.762cm" svg:x="21.082cm" svg:y="4.318cm">
          <text:p text:style-name="P20"><text:span text:style-name="T18">Texture coordi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3.81cm" svg:height="0.762cm" svg:x="21.082cm" svg:y="5.588cm">
          <text:p text:style-name="P22"><text:span text:style-name="T18">Corresponder function</text:span></text:p>
          <draw:enhanced-geometry svg:viewBox="0 0 21600 21600" draw:type="rectangle" draw:enhanced-path="M 0 0 L 21600 0 21600 21600 0 21600 0 0 Z N"/>
        </draw:custom-shape>
        <draw:custom-shape draw:style-name="gr12" draw:text-style-name="P21" draw:layer="layout" svg:width="3.81cm" svg:height="0.762cm" svg:x="21.082cm" svg:y="6.858cm">
          <text:p text:style-name="P20"><text:span text:style-name="T18">Texture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2" draw:layer="layout" svg:width="3.81cm" svg:height="0.762cm" svg:x="21.082cm" svg:y="8.128cm">
          <text:p text:style-name="P22"><text:span text:style-name="T18">Texture obtain</text:span></text:p>
          <draw:enhanced-geometry svg:viewBox="0 0 21600 21600" draw:type="rectangle" draw:enhanced-path="M 0 0 L 21600 0 21600 21600 0 21600 0 0 Z N"/>
        </draw:custom-shape>
        <draw:custom-shape draw:style-name="gr12" draw:text-style-name="P21" draw:layer="layout" svg:width="3.81cm" svg:height="0.762cm" svg:x="21.082cm" svg:y="9.398cm">
          <text:p text:style-name="P20"><text:span text:style-name="T18">Texture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2" draw:layer="layout" svg:width="3.81cm" svg:height="0.762cm" svg:x="21.082cm" svg:y="10.668cm">
          <text:p text:style-name="P22"><text:span text:style-name="T18">Value transform</text:span></text:p>
          <draw:enhanced-geometry svg:viewBox="0 0 21600 21600" draw:type="rectangle" draw:enhanced-path="M 0 0 L 21600 0 21600 21600 0 21600 0 0 Z N"/>
        </draw:custom-shape>
        <draw:custom-shape draw:style-name="gr12" draw:text-style-name="P21" draw:layer="layout" svg:width="3.81cm" svg:height="0.762cm" svg:x="21.082cm" svg:y="11.938cm">
          <text:p text:style-name="P20"><text:span text:style-name="T18">Transformed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5" draw:text-style-name="P4" draw:layer="layout" svg:width="25.199cm" svg:height="2.629cm" svg:x="1.4cm" svg:y="0.628cm" presentation:class="title" presentation:user-transformed="true">
          <draw:text-box>
            <text:p text:style-name="P3"><text:span text:style-name="T1">Texturing pipeline: exampl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ooden floor</text:span></text:p>
                <text:list>
                  <text:list-item>
                    <text:p><text:span text:style-name="T1">During rendering, </text:span><text:span text:style-name="T3">object position</text:span><text:span text:style-name="T1"> (x,y,z) on wooden floor is found</text:span></text:p>
                  </text:list-item>
                  <text:list-item>
                    <text:p><text:span text:style-name="T3">Projector function</text:span><text:span text:style-name="T1"> finds mapping from (x,y,z) to (u,v). In this case simple projection can be used: u~=x, v~=y so that u,v are in [0,1] – texture coordinates</text:span></text:p>
                  </text:list-item>
                  <text:list-item>
                    <text:p><text:span text:style-name="T3">Corresponder function</text:span><text:span text:style-name="T1"> uses texture coordinates for finding corresponding pixel in the image of wooden floor. If image has resolution 1024x1024 then pixel positions are integer of 1024*u, 1024*v</text:span></text:p>
                  </text:list-item>
                  <text:list-item>
                    <text:p><text:span text:style-name="T3">Texture reading</text:span><text:span text:style-name="T1"> is performed using texture space locations</text:span></text:p>
                  </text:list-item>
                  <text:list-item>
                    <text:p><text:span text:style-name="T1">Finally, color encoded in texture can not be directly used for rendering, </text:span><text:span text:style-name="T3">transformation on values</text:span><text:span text:style-name="T1"> is done (e.g., sRBG → linear). Resulting values are used.</text:span></text:p>
                  </text:list-item>
                  <text:list-item>
                    <text:p><text:span text:style-name="T4">&lt;ILLUSTRATE&gt;</text:span></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jecto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irst step in texturing process: </text:span></text:p>
                <text:list>
                  <text:list-item>
                    <text:p><text:span text:style-name="T1">Obtaining surface location (given by renderer) </text:span></text:p>
                  </text:list-item>
                  <text:list-item>
                    <text:p><text:span text:style-name="T1">Projecting surface location into texture coordinate space (often, but not always, 2D space (u,v)).</text:span></text:p>
                  </text:list-item>
                </text:list>
              </text:list-item>
              <text:list-item>
                <text:p><text:span text:style-name="T1">Texture coordinates can be calculated:</text:span></text:p>
                <text:list>
                  <text:list-item>
                    <text:p><text:span text:style-name="T1">On the fly during rendering or </text:span></text:p>
                  </text:list-item>
                  <text:list-item>
                    <text:p><text:span text:style-name="T1">During object modeling and stored per-vertex – Modeling packages allow artists to edit (u,v) coordinates.</text:span></text:p>
                  </text:list-item>
                </text:list>
              </text:list-item>
              <text:list-item>
                <text:p><text:span text:style-name="T1">Many possible ways of obtaining texture coordinates exists:</text:span></text:p>
                <text:list>
                  <text:list-item>
                    <text:p><text:span text:style-name="T1">Texture projections</text:span></text:p>
                  </text:list-item>
                  <text:list-item>
                    <text:p><text:span text:style-name="T1">Mesh unwrapping</text:span></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6" draw:text-style-name="P4" draw:layer="layout" svg:width="25.199cm" svg:height="2.629cm" svg:x="1.4cm" svg:y="0.628cm" presentation:class="title" presentation:user-transformed="true">
          <draw:text-box>
            <text:p text:style-name="P3"><text:span text:style-name="T1">Projector function: mesh unwr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bjects are, often, surfaces in 3D space. Image texture lives in 2D space.</text:span></text:p>
              </text:list-item>
              <text:list-item>
                <text:p><text:span text:style-name="T1">Mesh unwrapping tries to “unwrap” 3D surface onto 2D space. </text:span></text:p>
                <text:list>
                  <text:list-item>
                    <text:p><text:span text:style-name="T4">Analogy: world globe and world atlas</text:span></text:p>
                  </text:list-item>
                </text:list>
              </text:list-item>
              <text:list-item>
                <text:p text:style-name="P8"><text:span text:style-name="T8">Different methods exists. Unwrapping</text:span><text:span text:style-name="T1"> belongs to larger field called </text:span><text:span text:style-name="T3">mesh parametrization</text:span></text:p>
                <text:list>
                  <text:list-item>
                    <text:p><text:span text:style-name="T4">TODO</text:span></text:p>
                  </text:list-item>
                </text:list>
              </text:list-item>
              <text:list-item>
                <text:p><text:span text:style-name="T4">&lt;Example of mesh unwrapping&gt;</text:span></text:p>
              </text:list-item>
              <text:list-item>
                <text:p><text:span text:style-name="T1">Modeling packages offer different methods for unwrapping and a way to manually enhance the results</text:span></text:p>
                <text:list>
                  <text:list-item>
                    <text:p><text:span text:style-name="T1">Goal is that each polygon gets fair share of texture area (e.g., evade stretching) but mantaining connectivity – which determines where separate parts of texture meet and visible seams.</text:span></text:p>
                  </text:list-item>
                  <text:list-item>
                    <text:p><text:span text:style-name="T13">EXAMPLE</text:span></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7"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he goal is to transform 3D point in space into texture coordinate*</text:span></text:p>
              </text:list-item>
              <text:list-item>
                <text:p><text:span text:style-name="T1">Commonly used methods in modeling programs are:</text:span></text:p>
                <text:list>
                  <text:list-item>
                    <text:p><text:span text:style-name="T1">Spherical</text:span></text:p>
                  </text:list-item>
                  <text:list-item>
                    <text:p><text:span text:style-name="T1">Cylindrical</text:span></text:p>
                  </text:list-item>
                  <text:list-item>
                    <text:p><text:span text:style-name="T1">Planar</text:span></text:p>
                  </text:list-item>
                  <text:list-item>
                    <text:p text:style-name="P8"><text:span text:style-name="T4">&lt;EXAMPLES&gt;</text:span></text:p>
                  </text:list-item>
                </text:list>
              </text:list-item>
              <text:list-item>
                <text:p text:style-name="P8"><text:span text:style-name="T19">For highly complex shapes, separating into simpler shapes can be done and then texture projection can be done separately.</text:span></text:p>
              </text:list-item>
            </text:list>
            <text:p><text:span text:style-name="T4">&lt;EXAMPLES&gt;</text:span></text:p>
            <text:list text:continue-numbering="true" text:style-name="L2">
              <text:list-item>
                <text:p text:style-name="P8"><text:span text:style-name="T20">Spherical projection can be used in environment mapping</text:span></text:p>
              </text:list-item>
              <text:list-item>
                <text:p text:style-name="P8"><text:span text:style-name="T20">Planar projection uses orthographic projection (usefor for, e.g., decals)</text:span></text:p>
              </text:list-item>
            </text:list>
          </draw:text-box>
        </draw:frame>
        <draw:frame draw:style-name="gr17" draw:text-style-name="P10" draw:layer="layout" svg:width="27.432cm" svg:height="1.123cm" svg:x="0.254cm" svg:y="13.97cm">
          <draw:text-box>
            <text:p><text:span text:style-name="T7">* Note that the goal is really to find texture coordinates and not to find a way of pasting a 2D image on 3D object. This is more general. Once texture coordinates are found, different types of textures can be used: image or procedural, etc.</text:span></text:p>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8"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text:span><text:span text:style-name="T3">surface normals</text:span><text:span text:style-name="T1"> are used:</text:span></text:p>
                <text:list>
                  <text:list-item>
                    <text:p><text:span text:style-name="T1">This enables </text:span><text:span text:style-name="T3">triplanar mapping</text:span><text:span text:style-name="T1"> – which of six planar projection directions are used for projecting</text:span></text:p>
                  </text:list-item>
                  <text:list-item>
                    <text:p><text:span text:style-name="T1">For curved and tilted surfaces efficient </text:span><text:span text:style-name="T3">blending</text:span><text:span text:style-name="T1"> of multiple projection planes must be used.</text:span></text:p>
                  </text:list-item>
                  <text:list-item>
                    <text:p><text:span text:style-name="T13">EXAMPLE</text:span></text:p>
                  </text:list-item>
                </text:list>
                <text:p><text:span text:style-name="T20"/></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9" draw:text-style-name="P4"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0" draw:text-style-name="P15" draw:layer="layout" svg:width="25.199cm" svg:height="9.134cm" svg:x="1.4cm" svg:y="3.685cm" presentation:class="outline" presentation:user-transformed="true">
          <draw:text-box>
            <text:list text:style-name="L2">
              <text:list-item>
                <text:p text:style-name="P8"><text:span text:style-name="T1">Encapsulating object in volume of simpler shapes can make finding texture coordinates more tractable</text:span></text:p>
                <text:list>
                  <text:list-item>
                    <text:p><text:span text:style-name="T13">Polycube maps</text:span></text:p>
                  </text:list-item>
                  <text:list-item>
                    <text:p><text:span text:style-name="T13">TODO</text:span></text:p>
                  </text:list-item>
                </text:list>
              </text:list-item>
              <text:list-item>
                <text:p text:style-name="P8"><text:span text:style-name="T20"/></text:p>
                <text:list>
                  <text:list-item>
                    <text:p><text:span text:style-name="T20"/></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1" draw:text-style-name="P15" draw:layer="layout" svg:width="25.199cm" svg:height="9.134cm" svg:x="1.4cm" svg:y="3.685cm" presentation:class="outline" presentation:user-transformed="true">
          <draw:text-box>
            <text:list text:style-name="L2">
              <text:list-item>
                <text:p text:style-name="P8"><text:span text:style-name="T20">View direction can be used for defining projection</text:span></text:p>
                <text:list>
                  <text:list-item>
                    <text:p><text:span text:style-name="T6">example</text:span></text:p>
                  </text:list-item>
                </text:list>
              </text:list-item>
              <text:list-item>
                <text:p text:style-name="P8"><text:span text:style-name="T20">If object is supplied with any kind of additional information (e.g., curvature or temperature) this can be used for texture coordinate generation</text:span></text:p>
                <text:list>
                  <text:list-item>
                    <text:p><text:span text:style-name="T20">Main point is that texture coordinates must be generated in this step. Using position and normal for deriving those is only one way of doing it. </text:span></text:p>
                  </text:list-item>
                </text:list>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22" draw:text-style-name="P4" draw:layer="layout" svg:width="25.199cm" svg:height="3.863cm" svg:x="1.4cm" svg:y="0.011cm" presentation:class="title" presentation:user-transformed="true">
          <draw:text-box>
            <text:p text:style-name="P3"><text:span text:style-name="T1">Projector function: inh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arametric surfaces have natural set of (u,v) which defines any (x,y,z) point on surface</text:span></text:p>
                <text:list>
                  <text:list-item>
                    <text:p><text:span text:style-name="T16">&lt;EXAMPLE&gt;</text:span></text:p>
                  </text:list-item>
                </text:list>
              </text:list-item>
              <text:list-item>
                <text:p><text:span text:style-name="T1">In this case, we can say that surface representation already has inherent texture coordinates and projector function is not needed.</text:span></text:p>
                <text:p><text:span text:style-name="T1"/></text:p>
              </text:list-item>
            </text:list>
          </draw:text-box>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23"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space doesn’t have to be always 2D</text:span></text:p>
              </text:list-item>
              <text:list-item>
                <text:p><text:span text:style-name="T1">If texture is used for volumetric objects, then texture coordinates are (u,v,w)</text:span></text:p>
              </text:list-item>
              <text:list-item>
                <text:p><text:span text:style-name="T1">For animation, texture coordinates can be (u,v,w,t) where t is time and determines change in texture </text:span></text:p>
              </text:list-item>
              <text:list-item>
                <text:p><text:span text:style-name="T1">Furthermore, procedural texturing can directly rely on object locations – solid texturing.</text:span></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24"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next to positional, can also be directional</text:span></text:p>
                <text:list>
                  <text:list-item>
                    <text:p><text:span text:style-name="T1">Each point in space is accessed by input direction</text:span></text:p>
                  </text:list-item>
                </text:list>
              </text:list-item>
              <text:list-item>
                <text:p><text:span text:style-name="T1">Common type of using directional parametrization is </text:span><text:span text:style-name="T3">cube map</text:span></text:p>
              </text:list-item>
              <text:list-item>
                <text:p><text:span text:style-name="T13">EXAMPLE</text:span></text:p>
                <text:list>
                  <text:list-header>
                    <text:p><text:span text:style-name="T1"/></text:p>
                  </text:list-header>
                </text:list>
              </text:list-item>
            </text:list>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25" draw:text-style-name="P4" draw:layer="layout" svg:width="25.199cm" svg:height="3.863cm" svg:x="1.4cm" svg:y="0.011cm" presentation:class="title" presentation:user-transformed="true">
          <draw:text-box>
            <text:p text:style-name="P3"><text:span text:style-name="T1">Projector function: multiple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ultiple textures can be applied on objects and thus multiple sets of texture coordinates can be applied</text:span></text:p>
              </text:list-item>
              <text:list-item>
                <text:p><text:span text:style-name="T1">Idea is the same: those texture coordinates are interpolated across surface and used for obtaining texture value</text:span></text:p>
              </text:list-item>
              <text:list-item>
                <text:p><text:span text:style-name="T4">&lt;example of multiple textures&gt;</text:span></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orresponde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nvert texture coordinates to texture space locations</text:span></text:p>
                <text:list>
                  <text:list-item>
                    <text:p><text:span text:style-name="T1">e.g., u,v to pixel index in image</text:span></text:p>
                  </text:list-item>
                </text:list>
              </text:list-item>
              <text:list-item>
                <text:p><text:span text:style-name="T1">Corresponder functions:</text:span></text:p>
                <text:list>
                  <text:list-item>
                    <text:p><text:span text:style-name="T1">Which part of sub-texture will be used</text:span></text:p>
                  </text:list-item>
                  <text:list-item>
                    <text:p><text:span text:style-name="T1">Transformations: rotate, scale, translate, shear or project</text:span></text:p>
                  </text:list-item>
                  <text:list-item>
                    <text:p><text:span text:style-name="T1">How image is applied if (u,v) is larger than 1 or smaller than 0: wrap, mirror, clamp, border, repeat, wang tiles, etc.</text:span></text:p>
                  </text:list-item>
                </text:list>
              </text:list-item>
              <text:list-item>
                <text:p><text:span text:style-name="T16">TODO</text:span></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Obtaining texture values</text:span></text:p>
          </draw:text-box>
        </draw:frame>
        <draw:frame presentation:style-name="pr26" draw:text-style-name="P25" draw:layer="layout" svg:width="25.199cm" svg:height="9.134cm" svg:x="1.4cm" svg:y="3.685cm" presentation:class="outline" presentation:user-transformed="true">
          <draw:text-box>
            <text:list text:style-name="L2">
              <text:list-item>
                <text:p text:style-name="P24"><text:span text:style-name="T1">Corresponder function gave texture space coordinates</text:span></text:p>
              </text:list-item>
              <text:list-item>
                <text:p text:style-name="P24"><text:span text:style-name="T1">Those coordinates are used for:</text:span></text:p>
                <text:list>
                  <text:list-item>
                    <text:p text:style-name="P3"><text:span text:style-name="T1">Obtaining image texture values</text:span></text:p>
                  </text:list-item>
                  <text:list-item>
                    <text:p text:style-name="P3"><text:span text:style-name="T1">Evaluating procedural textures values</text:span></text:p>
                  </text:list-item>
                </text:list>
              </text:list-item>
              <text:list-item>
                <text:p text:style-name="P3"><text:span text:style-name="T13">TODO</text:span></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6"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ransforming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es contain RGB(A) values.</text:span></text:p>
              </text:list-item>
              <text:list-item>
                <text:p><text:span text:style-name="T1">Many data types can be stored/encoded using those values. Thus, although image textures always contain color values, those values can be interpreted differently then color.</text:span></text:p>
              </text:list-item>
              <text:list-item>
                <text:p><text:span text:style-name="T1">Therefore, values obtained from texture are optionally transformed to required datatype.</text:span></text:p>
              </text:list-item>
              <text:list-item>
                <text:p><text:span text:style-name="T4">&lt;example: encoding vector in image texture&gt;</text:span></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ing process can be seen as “gluing” image on 3D surface</text:span></text:p>
              </text:list-item>
              <text:list-item>
                <text:p><text:span text:style-name="T1">For particular position on surface we explained how to obtain texture coordinates. These coordinates are (u,v)</text:span></text:p>
              </text:list-item>
              <text:list-item>
                <text:p><text:span text:style-name="T1">Image textures are usually 2</text:span><text:span text:style-name="T21">m</text:span><text:span text:style-name="T1"> x 2</text:span><text:span text:style-name="T21">n</text:span><text:span text:style-name="T1"> texels. Thus called power-of-two textures (POT)*</text:span></text:p>
              </text:list-item>
              <text:list-item>
                <text:p><text:span text:style-name="T1">Texture image can be created:</text:span></text:p>
                <text:list>
                  <text:list-item>
                    <text:p><text:span text:style-name="T1">By drawing</text:span></text:p>
                  </text:list-item>
                  <text:list-item>
                    <text:p><text:span text:style-name="T1">Taking photographs</text:span></text:p>
                  </text:list-item>
                  <text:list-item>
                    <text:p><text:span text:style-name="T1">Measurements</text:span></text:p>
                  </text:list-item>
                  <text:list-item>
                    <text:p><text:span text:style-name="T1">Baking</text:span></text:p>
                  </text:list-item>
                </text:list>
              </text:list-item>
            </text:list>
          </draw:text-box>
        </draw:frame>
        <draw:frame draw:style-name="gr5" draw:text-style-name="P26" draw:layer="layout" svg:width="27.432cm" svg:height="1.038cm" svg:x="0.254cm" svg:y="13.97cm">
          <draw:text-box>
            <text:p><text:span text:style-name="T1">* Older GPUs couldn’t support mipmapping for non-POT textures. Modern GPUs handle all textures correctly. </text:span></text:p>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gnification and minif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ample: smaller texture image (256x256) is used and projected on square. Number of texels may be different as number of pixels.</text:span></text:p>
              </text:list-item>
              <text:list-item>
                <text:p><text:span text:style-name="T1">If projected square on screen contains more pixels than original image then it comes to magnification. Texture system must magnify the texture. Magnification types:</text:span></text:p>
                <text:list>
                  <text:list-item>
                    <text:p><text:span text:style-name="T1">Nearest neighbour: pixelization</text:span></text:p>
                  </text:list-item>
                  <text:list-item>
                    <text:p><text:span text:style-name="T1">Bilinear interpolation: blur</text:span></text:p>
                  </text:list-item>
                  <text:list-item>
                    <text:p><text:span text:style-name="T1">Cubic filtering</text:span></text:p>
                  </text:list-item>
                  <text:list-item>
                    <text:p><text:span text:style-name="T4">&lt;examples&gt;</text:span></text:p>
                  </text:list-item>
                </text:list>
              </text:list-item>
              <text:list-item>
                <text:p><text:span text:style-name="T15">If several texels cover pixel cell, then cumulative effect of texels influencing the pixel must be taken in account.</text:span></text:p>
                <text:list>
                  <text:list-item>
                    <text:p><text:span text:style-name="T15">Nearest neighbour: heavy aliasing and temporal aliasing (when camera is moving)</text:span></text:p>
                  </text:list-item>
                  <text:list-item>
                    <text:p><text:span text:style-name="T15">Bilinear interpolation: if pixel is covered by more than four texels then aliasing again becomes the problem</text:span></text:p>
                  </text:list-item>
                  <text:list-item>
                    <text:p><text:span text:style-name="T15">Problem of aliasing is solved using sampling and filtering techniques</text:span></text:p>
                  </text:list-item>
                  <text:list-item>
                    <text:p><text:span text:style-name="T15">&lt;</text:span><text:span text:style-name="T4">examples</text:span><text:span text:style-name="T15">&gt;</text:span></text:p>
                  </text:list-item>
                </text:list>
              </text:list-item>
            </text:list>
          </draw:text-box>
        </draw:fram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sampling and filt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requency of a texture depends how closely are spaced texels on the screen.</text:span></text:p>
              </text:list-item>
              <text:list-item>
                <text:p><text:span text:style-name="T8">Nyquist limit – texture frequency must be not larger than half the sample frequency. To properly display a texture on a screen, we need at least one </text:span><text:span text:style-name="T1">texel per pixel:</text:span></text:p>
                <text:list>
                  <text:list-item>
                    <text:p><text:span text:style-name="T1">Pixel sampling frequency must increase</text:span></text:p>
                  </text:list-item>
                  <text:list-item>
                    <text:p><text:span text:style-name="T1">Texture frequency must decrease</text:span></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ost popular anti-aliasing method</text:span></text:p>
              </text:list-item>
              <text:list-item>
                <text:p><text:span text:style-name="T1">MIP – multum in parvo (latin) – many things in small place – minimization filter:</text:span></text:p>
                <text:list>
                  <text:list-item>
                    <text:p><text:span text:style-name="T1">Process in which original image is filtered down repeatedly into smaller images.</text:span></text:p>
                  </text:list-item>
                </text:list>
              </text:list-item>
              <text:list-item>
                <text:p><text:span text:style-name="T1">Before rendering, original image is augmented with sets of smaller versions of this image</text:span></text:p>
                <text:list>
                  <text:list-item>
                    <text:p><text:span text:style-name="T1">Image pyramid: </text:span><text:span text:style-name="T4">&lt;image&gt;</text:span></text:p>
                  </text:list-item>
                </text:list>
              </text:list-item>
              <text:list-item>
                <text:p><text:span text:style-name="T15">Mipmap chain: </text:span></text:p>
                <text:list>
                  <text:list-item>
                    <text:p><text:span text:style-name="T15">Original texture is downsampled by quarter of original area. New texel is calculated as average of four neighbour texels in original image. Newly create texture is called sub-texture</text:span></text:p>
                  </text:list-item>
                  <text:list-item>
                    <text:p><text:span text:style-name="T15">This process is repeated until one or both of image texture dimensions equal to one.</text:span></text:p>
                  </text:list-item>
                  <text:list-item>
                    <text:p><text:span text:style-name="T22">&lt;image&gt;</text:span></text:p>
                  </text:list-item>
                </text:list>
              </text:list-item>
              <text:list-item>
                <text:p><text:span text:style-name="T15">High quality mip mapping requires:</text:span></text:p>
                <text:list>
                  <text:list-item>
                    <text:p><text:span text:style-name="T15">Good filtering: when averaging new texel value from 2x2 of texels it is recommended to use Gaussian, Lanczos or Kaiser filter (Box filter gives bad results)</text:span></text:p>
                  </text:list-item>
                  <text:list-item>
                    <text:p><text:span text:style-name="T15">Gamma correction. Images are often stored in sRGB colorspace. This colorspace is useful for displaying images but not computing. Therefore, always before filtering, image must be in linear colorspace.</text:span></text:p>
                  </text:list-item>
                </text:list>
              </text:list-item>
            </text:list>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sing mipmaps to achieve 1:1 pixel to texel ratio. </text:span><text:span text:style-name="T4">TODO</text:span></text:p>
              </text:list-item>
              <text:list-item>
                <text:p><text:span text:style-name="T1">Texture level of detail</text:span></text:p>
                <text:list>
                  <text:list-item>
                    <text:p><text:span text:style-name="T4">TODO</text:span></text:p>
                  </text:list-item>
                </text:list>
              </text:list-item>
              <text:list-item>
                <text:p><text:span text:style-name="T4">RTR: 6.2.2</text:span></text:p>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ubstance: </text:span><text:span text:style-name="T1"><text:a xlink:href="https://substance3d.adobe.com/assets/allassets?assetType=substanceMaterial&amp;assetType=substanceAtlas&amp;assetType=substanceDecal" xlink:type="simple">https://substance3d.adobe.com/assets/allassets?assetType=substanceMaterial&amp;assetType=substanceAtlas&amp;assetType=substanceDecal</text:a></text:span></text:p>
              </text:list-item>
              <text:list-item>
                <text:p><text:span text:style-name="T1">PolyHaven: </text:span><text:span text:style-name="T1"><text:a xlink:href="https://polyhaven.com/textures" xlink:type="simple">https://polyhaven.com/textures</text:a></text:span></text:p>
              </text:list-item>
            </text:list>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tension of 2D image is 3D image accessed with (u,v,w) coordinates</text:span></text:p>
              </text:list-item>
              <text:list-item>
                <text:p><text:span text:style-name="T1">Example: medical imaging data</text:span></text:p>
                <text:list>
                  <text:list-item>
                    <text:p><text:span text:style-name="T12">Three dimensional grid is </text:span><text:span text:style-name="T1">visualized as slices by moving polygon through it </text:span></text:p>
                  </text:list-item>
                  <text:list-item>
                    <text:p><text:span text:style-name="T4">&lt;image&gt;</text:span></text:p>
                  </text:list-item>
                </text:list>
              </text:list-item>
            </text:list>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mplex problem of finding good 2D parameterize for 3D mesh is not needed since object locations can be used as texture coordinates.</text:span></text:p>
                <text:list>
                  <text:list-item>
                    <text:p><text:span text:style-name="T4">example</text:span></text:p>
                  </text:list-item>
                </text:list>
              </text:list-item>
              <text:list-item>
                <text:p><text:span text:style-name="T1">Volume texture can represent volumetric structure of material such as wood or marble.</text:span></text:p>
                <text:list>
                  <text:list-item>
                    <text:p><text:span text:style-name="T4">Image</text:span></text:p>
                  </text:list-item>
                </text:list>
              </text:list-item>
              <text:list-item>
                <text:p><text:span text:style-name="T23">Problem: volumetric image textures are very space demaning</text:span></text:p>
              </text:list-item>
            </text:list>
          </draw:text-box>
        </draw:frame>
        <presentation:notes draw:style-name="dp2">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stead of image lookup for texture values, those can be evaluated from a function</text:span></text:p>
              </text:list-item>
              <text:list-item>
                <text:p><text:span text:style-name="T1">Procedural texturing is much more popular in offline applications while in real-time rendering image textures are far more common*</text:span></text:p>
              </text:list-item>
              <text:list-item>
                <text:p><text:span text:style-name="T1">Procedural texturing is based on algorithm which defined values for each point of 3D space or object surface. </text:span></text:p>
                <text:list>
                  <text:list-item>
                    <text:p><text:span text:style-name="T1">Parametrization of surface is therefore not needed**</text:span></text:p>
                  </text:list-item>
                </text:list>
              </text:list-item>
            </text:list>
            <text:p><text:span text:style-name="T4">&lt;IMAGES: PROCEDURAL TEXTURING&gt;</text:span></text:p>
            <text:p><text:span text:style-name="T4">&lt;IMAGES: NODE SYSTEM FOR PROCEDURAL TEXTURING&gt;</text:span></text:p>
          </draw:text-box>
        </draw:frame>
        <draw:frame draw:style-name="gr10" draw:text-style-name="P10" draw:layer="layout" svg:width="27.178cm" svg:height="1.559cm" svg:x="0.254cm" svg:y="14.478cm">
          <draw:text-box>
            <text:p><text:span text:style-name="T7">* GPUs are extremly efficient with image textures and antialiasing is easier.</text:span></text:p>
            <text:p><text:span text:style-name="T7">** Procedural texturing of complex shapes on complex surfaces is technically challenging and active area of research. For example, textures can be decomposed in stationary and globally varying. Stationary textures are easly to be procedurally generated on any shape. Globally varying textures have certain elements which have direction and shape, thus procedurally modeling of those on complex surfaces is hard.</text:span></text:p>
          </draw:text-box>
        </draw:frame>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27" draw:text-style-name="P4" draw:layer="layout" svg:width="25.199cm" svg:height="2.629cm" svg:x="1.4cm" svg:y="0.628cm" presentation:class="title" presentation:user-transformed="true">
          <draw:text-box>
            <text:p text:style-name="P3"><text:span text:style-name="T1">Procedural textures: volumetric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toring volume textures into image is very costly</text:span></text:p>
              </text:list-item>
              <text:list-item>
                <text:p><text:span text:style-name="T1">Therefore, volume textures are attractive application for procedural texturing since they can be synthesized with various methods</text:span></text:p>
              </text:list-item>
              <text:list-item>
                <text:p><text:span text:style-name="T1">Often, </text:span><text:span text:style-name="T3">noise function</text:span><text:span text:style-name="T1"> is used:</text:span></text:p>
                <text:list>
                  <text:list-item>
                    <text:p><text:span text:style-name="T1"><text:s/></text:span><text:span text:style-name="T1">Sampled at power-of-two frequencies called </text:span><text:span text:style-name="T3">octaves</text:span><text:span text:style-name="T1">. Each octave has weight which falls as frequency increases</text:span></text:p>
                  </text:list-item>
                  <text:list-item>
                    <text:p><text:span text:style-name="T1">Sum of weighted samples is called </text:span><text:span text:style-name="T3">turbulence</text:span><text:span text:style-name="T1"> function</text:span></text:p>
                  </text:list-item>
                  <text:list-item>
                    <text:p><text:span text:style-name="T4">&lt;example&gt;</text:span></text:p>
                  </text:list-item>
                </text:list>
              </text:list-item>
              <text:list-item>
                <text:p>Lattice points in 3D array are often precomputed and used to interpolate texture values </text:p>
              </text:list-item>
            </text:list>
          </draw:text-box>
        </draw:frame>
        <presentation:notes draw:style-name="dp2">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Procedural textures: Perlin noise</text:span></text:p>
          </draw:text-box>
        </draw:frame>
        <draw:frame presentation:style-name="pr4" draw:text-style-name="P7" draw:layer="layout" svg:width="25.199cm" svg:height="9.134cm" svg:x="1.4cm" svg:y="3.685cm" presentation:class="outline">
          <draw:text-box>
            <text:list text:style-name="L2">
              <text:list-item>
                <text:p>Most popular noise function upon which wide range of methods is built</text:p>
              </text:list-item>
              <text:list-item>
                <text:p><text:span text:style-name="T16">TODO</text:span></text:p>
              </text:list-item>
            </text:list>
          </draw:text-box>
        </draw:frame>
        <presentation:notes draw:style-name="dp2">
          <draw:page-thumbnail draw:style-name="gr1" draw:layer="layout" svg:width="19.798cm" svg:height="11.136cm" svg:x="0.6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Procedural textures: Cellular texture</text:span></text:p>
          </draw:text-box>
        </draw:frame>
        <draw:frame presentation:style-name="pr4" draw:text-style-name="P7" draw:layer="layout" svg:width="25.199cm" svg:height="9.134cm" svg:x="1.4cm" svg:y="3.685cm" presentation:class="outline" presentation:user-transformed="true">
          <draw:text-box>
            <text:list text:style-name="L2">
              <text:list-item>
                <text:p>Widely used texture for representing Voroni-like textures and many natural textures: cells, flagstones, lizard skin</text:p>
                <text:list>
                  <text:list-item>
                    <text:p>Another fundamental procedural texture upon which diferent methods are built</text:p>
                  </text:list-item>
                  <text:list-item>
                    <text:p><text:span text:style-name="T16">examples</text:span></text:p>
                  </text:list-item>
                </text:list>
              </text:list-item>
              <text:list-item>
                <text:p>It is based on measuring distances from each location to a set of feature points</text:p>
                <text:list>
                  <text:list-item>
                    <text:p><text:span text:style-name="T16">Intuition</text:span></text:p>
                  </text:list-item>
                </text:list>
              </text:list-item>
            </text:list>
          </draw:text-box>
        </draw:frame>
        <presentation:notes draw:style-name="dp2">
          <draw:page-thumbnail draw:style-name="gr1" draw:layer="layout" svg:width="19.798cm" svg:height="11.136cm" svg:x="0.6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 physical simul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lin and Cellular textures are mathematical models and phenomenological models for representing natural phenomena</text:span></text:p>
              </text:list-item>
              <text:list-item>
                <text:p><text:span text:style-name="T1">Phyiscally based simulation can also be used to create textures</text:span></text:p>
                <text:list>
                  <text:list-item>
                    <text:p><text:span text:style-name="T1">Diffusion-rection: </text:span><text:span text:style-name="T4">TODO</text:span></text:p>
                  </text:list-item>
                  <text:list-item>
                    <text:p><text:span text:style-name="T1">Practical: </text:span><text:span text:style-name="T4">houdini simulation to texture</text:span></text:p>
                  </text:list-item>
                </text:list>
              </text:list-item>
            </text:list>
          </draw:text-box>
        </draw:frame>
        <presentation:notes draw:style-name="dp2">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cedural textures: Antialias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cedural textures can be hard to antialias</text:span></text:p>
              </text:list-item>
              <text:list-item>
                <text:p><text:span text:style-name="T1">Helping factor is that “inside information” about the texture is available:</text:span></text:p>
                <text:list>
                  <text:list-item>
                    <text:p><text:span text:style-name="T1">For example, if procedural texture is built on summing noise functions, then frequencies which would cause aliasing can be omitted </text:span></text:p>
                  </text:list-item>
                </text:list>
              </text:list-item>
            </text:list>
          </draw:text-box>
        </draw:fram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mapping: variation of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ntil now we have discussed how to obtain texture value given location on object surface.</text:span></text:p>
              </text:list-item>
              <text:list-item>
                <text:p><text:span text:style-name="T1">Now, we will discuss how texture values are used to modify material across object, that is scattering function and shading parameters over surface</text:span></text:p>
                <text:list>
                  <text:list-item>
                    <text:p><text:span text:style-name="T4">Example: 3D scene → rendering → shading: shading reads texture information and uses it for calculating surface color</text:span></text:p>
                  </text:list-item>
                </text:list>
                <text:p><text:span text:style-name="T13"/></text:p>
              </text:list-item>
            </text:list>
          </draw:text-box>
        </draw:frame>
        <presentation:notes draw:style-name="dp2">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3" draw:text-style-name="P7" draw:layer="layout" svg:width="25.199cm" svg:height="2.629cm" svg:x="1.4cm" svg:y="0.628cm" presentation:class="title">
          <draw:text-box>
            <text:p text:style-name="P3">Usage of texture values</text:p>
          </draw:text-box>
        </draw:frame>
        <draw:frame presentation:style-name="pr4" draw:text-style-name="P7" draw:layer="layout" svg:width="25.199cm" svg:height="9.134cm" svg:x="1.4cm" svg:y="3.685cm" presentation:class="outline">
          <draw:text-box>
            <text:list text:style-name="L2">
              <text:list-item>
                <text:p text:style-name="P8"><text:span text:style-name="T1">Modify scattering/shading parameters</text:span></text:p>
                <text:list>
                  <text:list-item>
                    <text:p><text:span text:style-name="T1">Surface color using albedo/diffuse texture values (Example of linear parameter*)</text:span></text:p>
                  </text:list-item>
                  <text:list-item>
                    <text:p><text:span text:style-name="T1">Roughness values using roughness texture values</text:span></text:p>
                  </text:list-item>
                </text:list>
              </text:list-item>
              <text:list-item>
                <text:p><text:span text:style-name="T1">Distributing different materials over surface</text:span></text:p>
                <text:list>
                  <text:list-item>
                    <text:p><text:span text:style-name="T1">Texture can be used as a “mask” which determines which scattering function and shading calculations will be performed where: </text:span><text:span text:style-name="T4">rusty and shiny material example</text:span></text:p>
                  </text:list-item>
                </text:list>
              </text:list-item>
              <text:list-item>
                <text:p text:style-name="P8"><text:span text:style-name="T1">Modify scattering basis</text:span></text:p>
                <text:list>
                  <text:list-item>
                    <text:p><text:span text:style-name="T1">Bump, normal (Example of non-linear parameter*)</text:span></text:p>
                  </text:list-item>
                  <text:list-item>
                    <text:p><text:span text:style-name="T1">Parallax</text:span></text:p>
                  </text:list-item>
                  <text:list-item>
                    <text:p><text:span text:style-name="T1">Displacement</text:span></text:p>
                  </text:list-item>
                </text:list>
              </text:list-item>
            </text:list>
          </draw:text-box>
        </draw:frame>
        <draw:frame draw:style-name="gr6" draw:text-style-name="P10" draw:layer="layout" svg:width="27.178cm" svg:height="0.687cm" svg:x="0.254cm" svg:y="14.224cm">
          <draw:text-box>
            <text:p><text:span text:style-name="T7">* Antialiasing must be also performed on shading results since pixel may cover large patch of the scene containing different materials. Linear parameters are easier to antialias then non-linear ones.</text:span></text:p>
          </draw:text-box>
        </draw:frame>
        <presentation:notes draw:style-name="dp2">
          <draw:page-thumbnail draw:style-name="gr1" draw:layer="layout" svg:width="19.798cm" svg:height="11.136cm" svg:x="0.6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lpha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lpha values are used for blending or alpha testing for transparency</text:span></text:p>
              </text:list-item>
              <text:list-item>
                <text:p><text:span text:style-name="T1">This enables </text:span><text:span text:style-name="T3">decals/cutouts</text:span><text:span text:style-name="T1">: rendering only parts of the image on object surface.</text:span></text:p>
                <text:list>
                  <text:list-item>
                    <text:p><text:span text:style-name="T4">Example</text:span></text:p>
                  </text:list-item>
                </text:list>
              </text:list-item>
              <text:list-item>
                <text:p><text:span text:style-name="T24">Bilbording</text:span><text:span text:style-name="T25"> method, which is used for standalone flat polygons with image texture, is also using alpha texture </text:span><text:span text:style-name="T15">values </text:span></text:p>
                <text:list>
                  <text:list-item>
                    <text:p><text:span text:style-name="T4">Example: large forest </text:span><text:span text:style-name="T15">- </text:span><text:span text:style-name="T15"><text:a xlink:href="https://80.lv/articles/how-to-fake-a-large-scale-forest-in-blender/" xlink:type="simple">https://80.lv/articles/how-to-fake-a-large-scale-forest-in-blender/</text:a></text:span><text:span text:style-name="T15"><text:s/></text:span></text:p>
                  </text:list-item>
                </text:list>
              </text:list-item>
              <text:list-item>
                <text:p><text:span text:style-name="T25">Alpha value is very much used when adding VFX to rendered or real images - </text:span><text:span text:style-name="T26">compositing</text:span><text:span text:style-name="T15">.</text:span></text:p>
                <text:list>
                  <text:list-item>
                    <text:p><text:span text:style-name="T4">Example</text:span></text:p>
                  </text:list-item>
                </text:list>
              </text:list-item>
            </text:list>
          </draw:text-box>
        </draw:frame>
        <presentation:notes draw:style-name="dp2">
          <draw:page-thumbnail draw:style-name="gr1" draw:layer="layout" svg:width="19.798cm" svg:height="11.136cm" svg:x="0.6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arge family of small-scale detail representations</text:span></text:p>
              </text:list-item>
              <text:list-item>
                <text:p><text:span text:style-name="T1">Typically, texture value is processed in shading step during rendering to achieve more 3D appearance of surface details than compared to color texture</text:span></text:p>
                <text:list>
                  <text:list-item>
                    <text:p><text:span text:style-name="T1">No additional geometry is generated thus this is often used approximation to achieve required surface details</text:span></text:p>
                  </text:list-item>
                  <text:list-item>
                    <text:p><text:span text:style-name="T4">&lt;examples&gt;</text:span></text:p>
                  </text:list-item>
                </text:list>
              </text:list-item>
            </text:list>
          </draw:text-box>
        </draw:frame>
        <presentation:notes draw:style-name="dp2">
          <draw:page-thumbnail draw:style-name="gr1" draw:layer="layout" svg:width="19.798cm" svg:height="11.136cm" svg:x="0.6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draw:frame presentation:style-name="pr28" draw:text-style-name="P4" draw:layer="layout" svg:width="25.199cm" svg:height="2.629cm" svg:x="1.4cm" svg:y="0.628cm" presentation:class="title" presentation:user-transformed="true">
          <draw:text-box>
            <text:p text:style-name="P3"><text:span text:style-name="T1">Bump mapping: scale of model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etails on object can be classified:</text:span></text:p>
                <text:list>
                  <text:list-item>
                    <text:p><text:span text:style-name="T3">Macro-features</text:span><text:span text:style-name="T1">: cover many pixels. Represented by model shape (e.g., polygonal mesh). For character modeling, limbs are modeled at macroscale</text:span></text:p>
                    <text:list>
                      <text:list-item>
                        <text:p><text:span text:style-name="T16">example</text:span></text:p>
                      </text:list-item>
                    </text:list>
                  </text:list-item>
                  <text:list-item>
                    <text:p text:style-name="P27"><text:span text:style-name="T11">Meso-</text:span><text:span text:style-name="T3">features</text:span><text:span text:style-name="T1">: cover few pixels across. Everything between two scales. It represents detail that is too complex to render using shape representation (e.g., polygonal mesh) but large enough to be observable. For character modeling: skin or cloth wrinkles are modeled on mesoscale. For this scale family of </text:span><text:span text:style-name="T3">bump mapping methods</text:span><text:span text:style-name="T1"> is used. </text:span></text:p>
                    <text:list>
                      <text:list-item>
                        <text:p><text:span text:style-name="T4">example</text:span></text:p>
                      </text:list-item>
                    </text:list>
                  </text:list-item>
                  <text:list-item>
                    <text:p><text:span text:style-name="T3">Micro-features.</text:span><text:span text:style-name="T1"> Described with scattering function in shading step. It uses texture values for computing the color. It simulates the microscopic response of surface geometry and substance. Shiny and diffuse objects are modeled on micro-scale</text:span></text:p>
                    <text:list>
                      <text:list-item>
                        <text:p><text:span text:style-name="T4">example</text:span></text:p>
                      </text:list-item>
                    </text:list>
                  </text:list-item>
                </text:list>
              </text:list-item>
            </text:list>
          </draw:text-box>
        </draw:frame>
        <presentation:notes draw:style-name="dp2">
          <draw:page-thumbnail draw:style-name="gr1" draw:layer="layout" svg:width="19.798cm" svg:height="11.136cm" svg:x="0.6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idea</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ifference between methods is how they represent details</text:span></text:p>
                <text:list>
                  <text:list-item>
                    <text:p><text:span text:style-name="T1">Tradeoff: level of realism and complexity</text:span></text:p>
                  </text:list-item>
                </text:list>
              </text:list-item>
              <text:list-item>
                <text:p><text:span text:style-name="T1">Main idea (Blinn):</text:span></text:p>
                <text:list>
                  <text:list-item>
                    <text:p><text:span text:style-name="T1">Surface will appear to have small scale details is during shading process, surface normal is slightly perturbed. </text:span><text:span text:style-name="T4">&lt;example: 2d sketch and rendered images&gt;</text:span></text:p>
                  </text:list-item>
                </text:list>
              </text:list-item>
              <text:list-item>
                <text:p><text:span text:style-name="T15">Information for perturbing surface normal can be encoded in texture just like color. </text:span></text:p>
              </text:list-item>
              <text:list-item>
                <text:p><text:span text:style-name="T15">Problem:</text:span></text:p>
                <text:list>
                  <text:list-item>
                    <text:p><text:span text:style-name="T15">Actual geometry is not changed. </text:span></text:p>
                  </text:list-item>
                </text:list>
              </text:list-item>
            </text:list>
          </draw:text-box>
        </draw:frame>
        <presentation:notes draw:style-name="dp2">
          <draw:page-thumbnail draw:style-name="gr1" draw:layer="layout" svg:width="19.798cm" svg:height="11.136cm" svg:x="0.6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28">Bump mapping: frame of reference</text:p>
          </draw:text-box>
        </draw:frame>
        <draw:frame presentation:style-name="pr4" draw:text-style-name="P5" draw:layer="layout" svg:width="25.199cm" svg:height="9.134cm" svg:x="1.4cm" svg:y="3.685cm" presentation:class="outline" presentation:user-transformed="true">
          <draw:text-box>
            <text:list text:style-name="L2">
              <text:list-item>
                <text:p text:style-name="P29">Perturbing surface normal must be done with respect to some frame of reference</text:p>
              </text:list-item>
              <text:list-item>
                <text:p text:style-name="P29">To do so, <text:span text:style-name="T27">tangent frame</text:span> is used – tangent frame <text:span text:style-name="T28">basis</text:span></text:p>
                <text:list>
                  <text:list-item>
                    <text:p text:style-name="P29"><text:span text:style-name="T29">TBN: TODO</text:span></text:p>
                  </text:list-item>
                </text:list>
              </text:list-item>
              <text:list-item>
                <text:p text:style-name="P29"><text:span text:style-name="T30">On this basis, scattering model is evaluated</text:span></text:p>
                <text:list>
                  <text:list-item>
                    <text:p text:style-name="P29"><text:span text:style-name="T30">Perturbing the basis by perturbing the normal we achieve different incoming light and viewing directions – just like the surface contain small bumps and dents.</text:span></text:p>
                  </text:list-item>
                  <text:list-item>
                    <text:p text:style-name="P29"><text:span text:style-name="T30">Also, directions of light and viewing are often transformed in this space – so they are in the same space as surface normal which is needed for correct for evaluation.</text:span></text:p>
                  </text:list-item>
                  <text:list-item>
                    <text:p text:style-name="P29"><text:span text:style-name="T30">Tangent frame is used to determine orientation of material on the surface which is important for </text:span><text:span text:style-name="T28">anisotropic</text:span><text:span text:style-name="T30"> surfaces</text:span></text:p>
                  </text:list-item>
                </text:list>
              </text:list-item>
            </text:list>
          </draw:text-box>
        </draw:frame>
        <presentation:notes draw:style-name="dp2">
          <draw:page-thumbnail draw:style-name="gr1" draw:layer="layout" svg:width="19.798cm" svg:height="11.136cm" svg:x="0.6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Blinn metho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riginal bump mapping – </text:span><text:span text:style-name="T3">offset vector bump map</text:span><text:span text:style-name="T1"> - method required two signed values to be stored per texel in texture</text:span></text:p>
                <text:list>
                  <text:list-item>
                    <text:p><text:span text:style-name="T1">Those correspond to amount of normal to be varied in u an v image axis – which way surface faces at the point.</text:span></text:p>
                  </text:list-item>
                  <text:list-item>
                    <text:p><text:span text:style-name="T1">Those values are used to scale vectors perpendicular to normal (tangent and bitangent) </text:span></text:p>
                  </text:list-item>
                  <text:list-item>
                    <text:p><text:span text:style-name="T1">Resulting vectors are added to normal to change direction</text:span></text:p>
                  </text:list-item>
                  <text:list-item>
                    <text:p><text:span text:style-name="T4">&lt;example&gt;</text:span></text:p>
                  </text:list-item>
                </text:list>
              </text:list-item>
              <text:list-item>
                <text:p><text:span text:style-name="T1">Another approach is to use </text:span><text:span text:style-name="T3">heightfield</text:span><text:span text:style-name="T1"> to modify surface normal direction</text:span></text:p>
                <text:list>
                  <text:list-item>
                    <text:p><text:span text:style-name="T1">Image texture contains one floating point number per texel representing height</text:span></text:p>
                  </text:list-item>
                  <text:list-item>
                    <text:p><text:span text:style-name="T1">Those values are used to derive u and v signed values similar to those in original method – this is done by taking differences between neighbouring columns are rows to obtain u and v (Sobel filter an be used)</text:span></text:p>
                  </text:list-item>
                </text:list>
              </text:list-item>
            </text:list>
          </draw:text-box>
        </draw:frame>
        <presentation:notes draw:style-name="dp2">
          <draw:page-thumbnail draw:style-name="gr1" draw:layer="layout" svg:width="19.798cm" svg:height="11.136cm" svg:x="0.6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28">Normal mapping</text:p>
          </draw:text-box>
        </draw:frame>
        <draw:frame presentation:style-name="pr4" draw:text-style-name="P5" draw:layer="layout" svg:width="25.199cm" svg:height="9.134cm" svg:x="1.4cm" svg:y="3.685cm" presentation:class="outline" presentation:user-transformed="true">
          <draw:text-box>
            <text:list text:style-name="L2">
              <text:list-item>
                <text:p text:style-name="P5">Instead of calculating perturbed normal using height values, normal vectors can be directly stored into image texture or evaluated from procedural texture.</text:p>
              </text:list-item>
              <text:list-item>
                <text:p text:style-name="P5">Normal map image texture encodes (x,y,z) vector with values in [-1,1] to rgb image texture</text:p>
                <text:list>
                  <text:list-item>
                    <text:p text:style-name="P5">For PNG images, 8bit unsigned int is used. Therefore 0 represents -1 and 255 represents 1</text:p>
                  </text:list-item>
                </text:list>
              </text:list-item>
              <text:list-item>
                <text:p text:style-name="P5">Normal map are often defined in <text:span text:style-name="T28">tangent space</text:span>*</text:p>
                <text:list>
                  <text:list-item>
                    <text:p text:style-name="P5">Normal map can be then maximally reused for different objects, transformations and deformations.</text:p>
                  </text:list-item>
                  <text:list-item>
                    <text:p text:style-name="P5">Color of normal map is determined with x,y and z directions of encoded vectors <text:span text:style-name="T16">&lt;example&gt;</text:span></text:p>
                  </text:list-item>
                </text:list>
              </text:list-item>
              <text:list-item>
                <text:p text:style-name="P7"><text:span text:style-name="T16">&lt;examples&gt;</text:span></text:p>
              </text:list-item>
            </text:list>
          </draw:text-box>
        </draw:frame>
        <draw:frame draw:style-name="gr18" draw:text-style-name="P30" draw:layer="layout" svg:width="26.924cm" svg:height="1.825cm" svg:x="0.508cm" svg:y="14.478cm">
          <draw:text-box>
            <text:p text:style-name="P29">* Originally, they were defined in world or object space but this was limited to specific geometry for particular orientation.</text:p>
          </draw:text-box>
        </draw:frame>
        <presentation:notes draw:style-name="dp2">
          <draw:page-thumbnail draw:style-name="gr1" draw:layer="layout" svg:width="19.798cm" svg:height="11.136cm" svg:x="0.6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draw:frame presentation:style-name="pr29" draw:text-style-name="P28" draw:layer="layout" svg:width="25.199cm" svg:height="2.629cm" svg:x="1.4cm" svg:y="0.628cm" presentation:class="title" presentation:user-transformed="true">
          <draw:text-box>
            <text:p text:style-name="P28">Normal mapping: practical notes</text:p>
          </draw:text-box>
        </draw:frame>
        <draw:frame presentation:style-name="pr4" draw:text-style-name="P29" draw:layer="layout" svg:width="25.199cm" svg:height="9.134cm" svg:x="1.4cm" svg:y="3.685cm" presentation:class="outline" presentation:user-transformed="true">
          <draw:text-box>
            <text:list text:style-name="L2">
              <text:list-item>
                <text:p text:style-name="P29">Relationship between normal and shaded color is not linear*. Therefore, filtering of normal maps for <text:span text:style-name="T28">anti-aliasing</text:span> requires additional work.</text:p>
              </text:list-item>
              <text:list-item>
                <text:p text:style-name="P29">Normal map can be easly <text:span text:style-name="T28">derived from height map</text:span></text:p>
                <text:list>
                  <text:list-item>
                    <text:p text:style-name="P29"><text:span text:style-name="T16">Example</text:span></text:p>
                  </text:list-item>
                </text:list>
              </text:list-item>
              <text:list-item>
                <text:p text:style-name="P29">Problem with normal mapping, as with bump mapping, is that additional geometry is not created. Thus effects of light being shadowed** by geometry and casting shadow on its own surface is not possible.</text:p>
                <text:list>
                  <text:list-item>
                    <text:p text:style-name="P29">Solution is <text:span text:style-name="T28">horizon mapping</text:span> method which enables normals having bumps which cast shadow on their surfaces.</text:p>
                  </text:list-item>
                </text:list>
              </text:list-item>
            </text:list>
          </draw:text-box>
        </draw:frame>
        <draw:frame draw:style-name="gr18" draw:text-style-name="P32" draw:layer="layout" svg:width="27.432cm" svg:height="1.559cm" svg:x="0.254cm" svg:y="13.97cm">
          <draw:text-box>
            <text:p text:style-name="P31"><text:span text:style-name="T31">* Normal map applied to specular surface results in non-linear relationship between shaded color and normal map. Lambertian (diffuse) surface has almost linear relationship between shaded color and normal map since base of lamberitan shading is based on dot product with normal which is linear operation.</text:span></text:p>
            <text:p text:style-name="P31"><text:span text:style-name="T31">** Generally, when light falls on surface with bumps, multiple scattering, masking and shadowing effects happen which are not possible with normal mapping.</text:span></text:p>
          </draw:text-box>
        </draw:frame>
        <presentation:notes draw:style-name="dp2">
          <draw:page-thumbnail draw:style-name="gr1" draw:layer="layout" svg:width="19.798cm" svg:height="11.136cm" svg:x="0.6cm" svg:y="2.257cm" draw:page-number="69" presentation:class="page"/>
          <draw:frame presentation:style-name="pr2" draw:text-style-name="P33"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28">Parallax mapping</text:p>
          </draw:text-box>
        </draw:frame>
        <draw:frame presentation:style-name="pr4" draw:text-style-name="P5" draw:layer="layout" svg:width="25.199cm" svg:height="9.134cm" svg:x="1.471cm" svg:y="3.556cm" presentation:class="outline" presentation:user-transformed="true">
          <draw:text-box>
            <text:list text:style-name="L2">
              <text:list-item>
                <text:p text:style-name="P5">Looking at brick wall, we can see that under some angle we wouldn’t see mortar between bricks</text:p>
              </text:list-item>
              <text:list-item>
                <text:p text:style-name="P5">This is not possible with normal/bump mapping since only normal is changed and no real geometry is generated.</text:p>
                <text:list>
                  <text:list-item>
                    <text:p text:style-name="P5">Bumps never shift location with view location</text:p>
                  </text:list-item>
                  <text:list-item>
                    <text:p text:style-name="P5">Nor bumps block each other</text:p>
                  </text:list-item>
                </text:list>
              </text:list-item>
              <text:list-item>
                <text:p text:style-name="P7"><text:span text:style-name="T28">Parallax</text:span> - positions of objects move relative to one another as the observer moves.</text:p>
              </text:list-item>
              <text:list-item>
                <text:p text:style-name="P7">Key idea of parallax mapping is to approximate what should be seen in a pixel by examining the height of what was found before.</text:p>
              </text:list-item>
              <text:list-item>
                <text:p text:style-name="P7"><text:span text:style-name="T16">TODO</text:span> </text:p>
              </text:list-item>
            </text:list>
          </draw:text-box>
        </draw:frame>
        <presentation:notes draw:style-name="dp2">
          <draw:page-thumbnail draw:style-name="gr1" draw:layer="layout" svg:width="19.798cm" svg:height="11.136cm" svg:x="0.6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draw:frame presentation:style-name="pr3" draw:text-style-name="P7" draw:layer="layout" svg:width="25.199cm" svg:height="2.629cm" svg:x="1.4cm" svg:y="0.628cm" presentation:class="title">
          <draw:text-box>
            <text:p>Displacement mapping</text:p>
          </draw:text-box>
        </draw:frame>
        <draw:frame presentation:style-name="pr4" draw:text-style-name="P7"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reating bump/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for purposes in real-time graphics, high quality mesh is created. This mesh is then simplified and normal map is </text:span><text:span text:style-name="T3">baked</text:span><text:span text:style-name="T1"> from high quality mesh.</text:span></text:p>
                <text:list>
                  <text:list-item>
                    <text:p><text:span text:style-name="T1">Low quality mesh and baked normal are then used for real-time applications</text:span></text:p>
                  </text:list-item>
                  <text:list-item>
                    <text:p><text:span text:style-name="T4">Example</text:span></text:p>
                  </text:list-item>
                </text:list>
              </text:list-item>
              <text:list-item>
                <text:p><text:span text:style-name="T23">Another possibility is to create bump map by scanning heights from real world</text:span></text:p>
                <text:list>
                  <text:list-item>
                    <text:p><text:span text:style-name="T23">Example</text:span></text:p>
                  </text:list-item>
                </text:list>
              </text:list-item>
            </text:list>
          </draw:text-box>
        </draw:frame>
        <presentation:notes draw:style-name="dp2">
          <draw:page-thumbnail draw:style-name="gr1" draw:layer="layout" svg:width="19.798cm" svg:height="11.136cm" svg:x="0.6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2">
          <draw:page-thumbnail draw:style-name="gr1" draw:layer="layout" svg:width="19.798cm" svg:height="11.136cm" svg:x="0.6cm" svg:y="2.257cm" draw:page-number="73" presentation:class="page"/>
          <draw:frame presentation:style-name="pr2" draw:text-style-name="P6"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2">
          <draw:page-thumbnail draw:style-name="gr1" draw:layer="layout" svg:width="19.798cm" svg:height="11.136cm" svg:x="0.6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actical not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Generally, outside of computer graphics field, term texture is overloaded</text:span></text:p>
              </text:list-item>
              <text:list-item>
                <text:p><text:span text:style-name="T1">In computer graphics this term is also overloaded</text:span></text:p>
              </text:list-item>
              <text:list-item>
                <text:p><text:span text:style-name="T1">On modeling level of abstraction, texture is a way to modify scattering function/shading parameters over surface.</text:span></text:p>
              </text:list-item>
              <text:list-item>
                <text:p><text:span text:style-name="T1">On development level of abstraction, especially while programming in graphics API, texture is nothing more than a memory buffer that is sent from CPU to GPU.</text:span></text:p>
                <text:list>
                  <text:list-item>
                    <text:p><text:span text:style-name="T1">RGBA channels can encode any information. Examples: octree, mesh, etc.</text:span></text:p>
                  </text:list-item>
                </text:list>
              </text:list-item>
            </text:list>
          </draw:text-box>
        </draw:frame>
        <presentation:notes draw:style-name="dp2">
          <draw:page-thumbnail draw:style-name="gr1" draw:layer="layout" svg:width="19.798cm" svg:height="11.136cm" svg:x="0.6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 text:style-name="P3"><text:span text:style-name="T1">Practical insights</text:span></text:p>
          </draw:text-box>
        </draw:frame>
        <presentation:notes draw:style-name="dp2">
          <draw:page-thumbnail draw:style-name="gr1" draw:layer="layout" svg:width="19.798cm" svg:height="11.136cm" svg:x="0.6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draw:frame presentation:style-name="pr3" draw:text-style-name="P5" draw:layer="layout" svg:width="25.199cm" svg:height="2.629cm" svg:x="1.4cm" svg:y="0.628cm" presentation:class="title" presentation:placeholder="true" presentation:user-transformed="true">
          <draw:text-box/>
        </draw:frame>
        <draw:frame presentation:style-name="pr4" draw:text-style-name="P13" draw:layer="layout" svg:width="25.199cm" svg:height="9.134cm" svg:x="1.4cm" svg:y="3.685cm" presentation:class="outline" presentation:user-transformed="true">
          <draw:text-box>
            <text:list text:style-name="L2">
              <text:list-item>
                <text:p><text:span text:style-name="T4">Show how is material generated in practice using different scattering functions and textures</text:span></text:p>
              </text:list-item>
            </text:list>
          </draw:text-box>
        </draw:frame>
        <presentation:notes draw:style-name="dp2">
          <draw:page-thumbnail draw:style-name="gr1" draw:layer="layout" svg:width="19.798cm" svg:height="11.136cm" svg:x="0.6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urther into topic</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34" draw:layer="layout" svg:width="25.199cm" svg:height="9.134cm" svg:x="1.4cm" svg:y="3.685cm" presentation:class="outline" presentation:user-transformed="true">
          <draw:text-box>
            <text:list text:style-name="L2">
              <text:list-header>
                <text:p><text:span text:style-name="T32"/></text:p>
              </text:list-header>
              <text:list-item>
                <text:p><text:span text:style-name="T32"><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79"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08T17:51:57.369870677</dc:date>
    <meta:editing-duration>PT5H52M51S</meta:editing-duration>
    <meta:editing-cycles>241</meta:editing-cycles>
    <meta:document-statistic meta:object-count="361"/>
  </office:meta>
</office:document-meta>
</file>